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caling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324325" calcext:value-type="float">
            <text:p>0.46324325</text:p>
          </table:table-cell>
          <table:table-cell office:value-type="float" office:value="0.45542125" calcext:value-type="float">
            <text:p>0.45542125</text:p>
          </table:table-cell>
          <table:table-cell office:value-type="float" office:value="0.0127874044636379" calcext:value-type="float">
            <text:p>0.012787404463638</text:p>
          </table:table-cell>
          <table:table-cell office:value-type="float" office:value="0.44889825" calcext:value-type="float">
            <text:p>0.44889825</text:p>
          </table:table-cell>
          <table:table-cell office:value-type="float" office:value="0.000300015971797058" calcext:value-type="float">
            <text:p>0.000300015971797</text:p>
          </table:table-cell>
          <table:table-cell office:value-type="float" office:value="0.90674325" calcext:value-type="float">
            <text:p>0.90674325</text:p>
          </table:table-cell>
          <table:table-cell office:value-type="float" office:value="0.393157524636966" calcext:value-type="float">
            <text:p>0.393157524636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868275" calcext:value-type="float">
            <text:p>0.47868275</text:p>
          </table:table-cell>
          <table:table-cell office:value-type="float" office:value="0.22716475" calcext:value-type="float">
            <text:p>0.22716475</text:p>
          </table:table-cell>
          <table:table-cell office:value-type="float" office:value="0.000444910009627418" calcext:value-type="float">
            <text:p>0.000444910009627</text:p>
          </table:table-cell>
          <table:table-cell office:value-type="float" office:value="0.2265835" calcext:value-type="float">
            <text:p>0.2265835</text:p>
          </table:table-cell>
          <table:table-cell office:value-type="float" office:value="0.000551431168264307" calcext:value-type="float">
            <text:p>0.000551431168264</text:p>
          </table:table-cell>
          <table:table-cell office:value-type="float" office:value="0.63495575" calcext:value-type="float">
            <text:p>0.63495575</text:p>
          </table:table-cell>
          <table:table-cell office:value-type="float" office:value="0.00223174393692467" calcext:value-type="float">
            <text:p>0.0022317439369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260275" calcext:value-type="float">
            <text:p>0.48260275</text:p>
          </table:table-cell>
          <table:table-cell office:value-type="float" office:value="0.155792" calcext:value-type="float">
            <text:p>0.155792</text:p>
          </table:table-cell>
          <table:table-cell office:value-type="float" office:value="0.00117747384967424" calcext:value-type="float">
            <text:p>0.001177473849674</text:p>
          </table:table-cell>
          <table:table-cell office:value-type="float" office:value="0.154573" calcext:value-type="float">
            <text:p>0.154573</text:p>
          </table:table-cell>
          <table:table-cell office:value-type="float" office:value="0.00013196464172901" calcext:value-type="float">
            <text:p>0.000131964641729</text:p>
          </table:table-cell>
          <table:table-cell office:value-type="float" office:value="0.4605065" calcext:value-type="float">
            <text:p>0.4605065</text:p>
          </table:table-cell>
          <table:table-cell office:value-type="float" office:value="0.000656567526357097" calcext:value-type="float">
            <text:p>0.000656567526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504525" calcext:value-type="float">
            <text:p>0.49504525</text:p>
          </table:table-cell>
          <table:table-cell office:value-type="float" office:value="0.11714325" calcext:value-type="float">
            <text:p>0.11714325</text:p>
          </table:table-cell>
          <table:table-cell office:value-type="float" office:value="0.000436498472696832" calcext:value-type="float">
            <text:p>0.000436498472697</text:p>
          </table:table-cell>
          <table:table-cell office:value-type="float" office:value="0.1167685" calcext:value-type="float">
            <text:p>0.1167685</text:p>
          </table:table-cell>
          <table:table-cell office:value-type="float" office:value="0.000268234350273534" calcext:value-type="float">
            <text:p>0.000268234350274</text:p>
          </table:table-cell>
          <table:table-cell office:value-type="float" office:value="0.364778" calcext:value-type="float">
            <text:p>0.364778</text:p>
          </table:table-cell>
          <table:table-cell office:value-type="float" office:value="0.00200893958346189" calcext:value-type="float">
            <text:p>0.002008939583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305425" calcext:value-type="float">
            <text:p>0.51305425</text:p>
          </table:table-cell>
          <table:table-cell office:value-type="float" office:value="0.09590825" calcext:value-type="float">
            <text:p>0.09590825</text:p>
          </table:table-cell>
          <table:table-cell office:value-type="float" office:value="0.000358134402145341" calcext:value-type="float">
            <text:p>0.000358134402145</text:p>
          </table:table-cell>
          <table:table-cell office:value-type="float" office:value="0.09768775" calcext:value-type="float">
            <text:p>0.09768775</text:p>
          </table:table-cell>
          <table:table-cell office:value-type="float" office:value="0.00343964652980506" calcext:value-type="float">
            <text:p>0.003439646529805</text:p>
          </table:table-cell>
          <table:table-cell office:value-type="float" office:value="0.32733325" calcext:value-type="float">
            <text:p>0.32733325</text:p>
          </table:table-cell>
          <table:table-cell office:value-type="float" office:value="0.000935896139180704" calcext:value-type="float">
            <text:p>0.000935896139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4692" calcext:value-type="float">
            <text:p>0.454692</text:p>
          </table:table-cell>
          <table:table-cell office:value-type="float" office:value="0.08063025" calcext:value-type="float">
            <text:p>0.08063025</text:p>
          </table:table-cell>
          <table:table-cell office:value-type="float" office:value="0.000778190797084282" calcext:value-type="float">
            <text:p>0.000778190797084</text:p>
          </table:table-cell>
          <table:table-cell office:value-type="float" office:value="0.080256" calcext:value-type="float">
            <text:p>0.080256</text:p>
          </table:table-cell>
          <table:table-cell office:value-type="float" office:value="0.000022818121453494" calcext:value-type="float">
            <text:p>2.2818121453494E-05</text:p>
          </table:table-cell>
          <table:table-cell office:value-type="float" office:value="0.30224825" calcext:value-type="float">
            <text:p>0.30224825</text:p>
          </table:table-cell>
          <table:table-cell office:value-type="float" office:value="0.00031515816135183" calcext:value-type="float">
            <text:p>0.0003151581613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85595" calcext:value-type="float">
            <text:p>0.4785595</text:p>
          </table:table-cell>
          <table:table-cell office:value-type="float" office:value="0.0708665" calcext:value-type="float">
            <text:p>0.0708665</text:p>
          </table:table-cell>
          <table:table-cell office:value-type="float" office:value="0.000219357394830142" calcext:value-type="float">
            <text:p>0.00021935739483</text:p>
          </table:table-cell>
          <table:table-cell office:value-type="float" office:value="0.07077675" calcext:value-type="float">
            <text:p>0.07077675</text:p>
          </table:table-cell>
          <table:table-cell office:value-type="float" office:value="0.000227883559447948" calcext:value-type="float">
            <text:p>0.000227883559448</text:p>
          </table:table-cell>
          <table:table-cell office:value-type="float" office:value="0.266109" calcext:value-type="float">
            <text:p>0.266109</text:p>
          </table:table-cell>
          <table:table-cell office:value-type="float" office:value="0.00101562177178975" calcext:value-type="float">
            <text:p>0.00101562177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420475" calcext:value-type="float">
            <text:p>0.47420475</text:p>
          </table:table-cell>
          <table:table-cell office:value-type="float" office:value="0.06225225" calcext:value-type="float">
            <text:p>0.06225225</text:p>
          </table:table-cell>
          <table:table-cell office:value-type="float" office:value="0.000126246782137212" calcext:value-type="float">
            <text:p>0.000126246782137</text:p>
          </table:table-cell>
          <table:table-cell office:value-type="float" office:value="0.062487" calcext:value-type="float">
            <text:p>0.062487</text:p>
          </table:table-cell>
          <table:table-cell office:value-type="float" office:value="0.000428437471128127" calcext:value-type="float">
            <text:p>0.000428437471128</text:p>
          </table:table-cell>
          <table:table-cell office:value-type="float" office:value="0.24994225" calcext:value-type="float">
            <text:p>0.24994225</text:p>
          </table:table-cell>
          <table:table-cell office:value-type="float" office:value="0.000729001314585007" calcext:value-type="float">
            <text:p>0.000729001314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005475" calcext:value-type="float">
            <text:p>0.48005475</text:p>
          </table:table-cell>
          <table:table-cell office:value-type="float" office:value="0.05689" calcext:value-type="float">
            <text:p>0.05689</text:p>
          </table:table-cell>
          <table:table-cell office:value-type="float" office:value="0.000369080840286603" calcext:value-type="float">
            <text:p>0.000369080840287</text:p>
          </table:table-cell>
          <table:table-cell office:value-type="float" office:value="0.05691575" calcext:value-type="float">
            <text:p>0.05691575</text:p>
          </table:table-cell>
          <table:table-cell office:value-type="float" office:value="0.000198315195249044" calcext:value-type="float">
            <text:p>0.000198315195249</text:p>
          </table:table-cell>
          <table:table-cell office:value-type="float" office:value="0.23500775" calcext:value-type="float">
            <text:p>0.23500775</text:p>
          </table:table-cell>
          <table:table-cell office:value-type="float" office:value="0.00145384616334283" calcext:value-type="float">
            <text:p>0.00145384616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5984" calcext:value-type="float">
            <text:p>0.485984</text:p>
          </table:table-cell>
          <table:table-cell office:value-type="float" office:value="0.05143425" calcext:value-type="float">
            <text:p>0.05143425</text:p>
          </table:table-cell>
          <table:table-cell office:value-type="float" office:value="0.0000690718225231305" calcext:value-type="float">
            <text:p>6.90718225231305E-05</text:p>
          </table:table-cell>
          <table:table-cell office:value-type="float" office:value="0.0524045" calcext:value-type="float">
            <text:p>0.0524045</text:p>
          </table:table-cell>
          <table:table-cell office:value-type="float" office:value="0.00173549118887612" calcext:value-type="float">
            <text:p>0.001735491188876</text:p>
          </table:table-cell>
          <table:table-cell office:value-type="float" office:value="0.25738275" calcext:value-type="float">
            <text:p>0.25738275</text:p>
          </table:table-cell>
          <table:table-cell office:value-type="float" office:value="0.000319595968894055" calcext:value-type="float">
            <text:p>0.000319595968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685425" calcext:value-type="float">
            <text:p>0.46685425</text:p>
          </table:table-cell>
          <table:table-cell office:value-type="float" office:value="0.047852" calcext:value-type="float">
            <text:p>0.047852</text:p>
          </table:table-cell>
          <table:table-cell office:value-type="float" office:value="0.0000332365260920371" calcext:value-type="float">
            <text:p>3.32365260920371E-05</text:p>
          </table:table-cell>
          <table:table-cell office:value-type="float" office:value="0.04794875" calcext:value-type="float">
            <text:p>0.04794875</text:p>
          </table:table-cell>
          <table:table-cell office:value-type="float" office:value="0.000060466933112239" calcext:value-type="float">
            <text:p>6.0466933112239E-05</text:p>
          </table:table-cell>
          <table:table-cell office:value-type="float" office:value="0.2279195" calcext:value-type="float">
            <text:p>0.2279195</text:p>
          </table:table-cell>
          <table:table-cell office:value-type="float" office:value="0.000790457040789275" calcext:value-type="float">
            <text:p>0.0007904570407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3357" calcext:value-type="float">
            <text:p>0.493357</text:p>
          </table:table-cell>
          <table:table-cell office:value-type="float" office:value="0.04402" calcext:value-type="float">
            <text:p>0.04402</text:p>
          </table:table-cell>
          <table:table-cell office:value-type="float" office:value="0.0000596489731680286" calcext:value-type="float">
            <text:p>5.96489731680286E-05</text:p>
          </table:table-cell>
          <table:table-cell office:value-type="float" office:value="0.044013" calcext:value-type="float">
            <text:p>0.044013</text:p>
          </table:table-cell>
          <table:table-cell office:value-type="float" office:value="0.0000522621596696246" calcext:value-type="float">
            <text:p>5.22621596696246E-05</text:p>
          </table:table-cell>
          <table:table-cell office:value-type="float" office:value="0.21257" calcext:value-type="float">
            <text:p>0.21257</text:p>
          </table:table-cell>
          <table:table-cell office:value-type="float" office:value="0.0000325832267687992" calcext:value-type="float">
            <text:p>3.25832267687992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6121" calcext:value-type="float">
            <text:p>0.466121</text:p>
          </table:table-cell>
          <table:table-cell office:value-type="float" office:value="0.040639" calcext:value-type="float">
            <text:p>0.040639</text:p>
          </table:table-cell>
          <table:table-cell office:value-type="float" office:value="0.0000468899420629506" calcext:value-type="float">
            <text:p>4.68899420629506E-05</text:p>
          </table:table-cell>
          <table:table-cell office:value-type="float" office:value="0.04067225" calcext:value-type="float">
            <text:p>0.04067225</text:p>
          </table:table-cell>
          <table:table-cell office:value-type="float" office:value="0.0000321493908703317" calcext:value-type="float">
            <text:p>3.21493908703317E-05</text:p>
          </table:table-cell>
          <table:table-cell office:value-type="float" office:value="0.20118375" calcext:value-type="float">
            <text:p>0.20118375</text:p>
          </table:table-cell>
          <table:table-cell office:value-type="float" office:value="0.0000629517010625368" calcext:value-type="float">
            <text:p>6.29517010625368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340125" calcext:value-type="float">
            <text:p>0.48340125</text:p>
          </table:table-cell>
          <table:table-cell office:value-type="float" office:value="0.0377775" calcext:value-type="float">
            <text:p>0.0377775</text:p>
          </table:table-cell>
          <table:table-cell office:value-type="float" office:value="0.0000538237865631896" calcext:value-type="float">
            <text:p>5.38237865631896E-05</text:p>
          </table:table-cell>
          <table:table-cell office:value-type="float" office:value="0.04181625" calcext:value-type="float">
            <text:p>0.04181625</text:p>
          </table:table-cell>
          <table:table-cell office:value-type="float" office:value="0.00818128569256283" calcext:value-type="float">
            <text:p>0.008181285692563</text:p>
          </table:table-cell>
          <table:table-cell office:value-type="float" office:value="0.203486" calcext:value-type="float">
            <text:p>0.203486</text:p>
          </table:table-cell>
          <table:table-cell office:value-type="float" office:value="0.000187604193272252" calcext:value-type="float">
            <text:p>0.000187604193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817925" calcext:value-type="float">
            <text:p>0.47817925</text:p>
          </table:table-cell>
          <table:table-cell office:value-type="float" office:value="0.0357905" calcext:value-type="float">
            <text:p>0.0357905</text:p>
          </table:table-cell>
          <table:table-cell office:value-type="float" office:value="0.00108002391948821" calcext:value-type="float">
            <text:p>0.001080023919488</text:p>
          </table:table-cell>
          <table:table-cell office:value-type="float" office:value="0.03527375" calcext:value-type="float">
            <text:p>0.03527375</text:p>
          </table:table-cell>
          <table:table-cell office:value-type="float" office:value="0.0000328468669231405" calcext:value-type="float">
            <text:p>3.28468669231405E-05</text:p>
          </table:table-cell>
          <table:table-cell office:value-type="float" office:value="0.22454125" calcext:value-type="float">
            <text:p>0.22454125</text:p>
          </table:table-cell>
          <table:table-cell office:value-type="float" office:value="0.0000342478709800591" calcext:value-type="float">
            <text:p>3.42478709800591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966" calcext:value-type="float">
            <text:p>0.48966</text:p>
          </table:table-cell>
          <table:table-cell office:value-type="float" office:value="0.033137" calcext:value-type="float">
            <text:p>0.033137</text:p>
          </table:table-cell>
          <table:table-cell office:value-type="float" office:value="0.0000356277045757003" calcext:value-type="float">
            <text:p>3.56277045757003E-05</text:p>
          </table:table-cell>
          <table:table-cell office:value-type="float" office:value="0.0335795" calcext:value-type="float">
            <text:p>0.0335795</text:p>
          </table:table-cell>
          <table:table-cell office:value-type="float" office:value="0.000906028145258192" calcext:value-type="float">
            <text:p>0.000906028145258</text:p>
          </table:table-cell>
          <table:table-cell office:value-type="float" office:value="0.189087" calcext:value-type="float">
            <text:p>0.189087</text:p>
          </table:table-cell>
          <table:table-cell office:value-type="float" office:value="0.0000429301758673286" calcext:value-type="float">
            <text:p>4.29301758673286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8356" calcext:value-type="float">
            <text:p>0.468356</text:p>
          </table:table-cell>
          <table:table-cell office:value-type="float" office:value="0.03118575" calcext:value-type="float">
            <text:p>0.03118575</text:p>
          </table:table-cell>
          <table:table-cell office:value-type="float" office:value="0.0000307936681803277" calcext:value-type="float">
            <text:p>3.07936681803277E-05</text:p>
          </table:table-cell>
          <table:table-cell office:value-type="float" office:value="0.043097" calcext:value-type="float">
            <text:p>0.043097</text:p>
          </table:table-cell>
          <table:table-cell office:value-type="float" office:value="0.0237920231310132" calcext:value-type="float">
            <text:p>0.023792023131013</text:p>
          </table:table-cell>
          <table:table-cell office:value-type="float" office:value="0.18008775" calcext:value-type="float">
            <text:p>0.18008775</text:p>
          </table:table-cell>
          <table:table-cell office:value-type="float" office:value="0.0000662344321331448" calcext:value-type="float">
            <text:p>6.6234432133144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7998" calcext:value-type="float">
            <text:p>0.457998</text:p>
          </table:table-cell>
          <table:table-cell office:value-type="float" office:value="0.02948725" calcext:value-type="float">
            <text:p>0.02948725</text:p>
          </table:table-cell>
          <table:table-cell office:value-type="float" office:value="0.0000252239965112597" calcext:value-type="float">
            <text:p>2.52239965112597E-05</text:p>
          </table:table-cell>
          <table:table-cell office:value-type="float" office:value="0.02952525" calcext:value-type="float">
            <text:p>0.02952525</text:p>
          </table:table-cell>
          <table:table-cell office:value-type="float" office:value="0.0000478983298247445" calcext:value-type="float">
            <text:p>4.78983298247445E-05</text:p>
          </table:table-cell>
          <table:table-cell office:value-type="float" office:value="0.18570875" calcext:value-type="float">
            <text:p>0.18570875</text:p>
          </table:table-cell>
          <table:table-cell office:value-type="float" office:value="0.000101526269178641" calcext:value-type="float">
            <text:p>0.0001015262691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858925" calcext:value-type="float">
            <text:p>0.49858925</text:p>
          </table:table-cell>
          <table:table-cell office:value-type="float" office:value="0.02797225" calcext:value-type="float">
            <text:p>0.02797225</text:p>
          </table:table-cell>
          <table:table-cell office:value-type="float" office:value="0.0000129967944765882" calcext:value-type="float">
            <text:p>1.29967944765882E-05</text:p>
          </table:table-cell>
          <table:table-cell office:value-type="float" office:value="0.0279995" calcext:value-type="float">
            <text:p>0.0279995</text:p>
          </table:table-cell>
          <table:table-cell office:value-type="float" office:value="0.0000276947648482526" calcext:value-type="float">
            <text:p>2.76947648482526E-05</text:p>
          </table:table-cell>
          <table:table-cell office:value-type="float" office:value="0.1740585" calcext:value-type="float">
            <text:p>0.1740585</text:p>
          </table:table-cell>
          <table:table-cell office:value-type="float" office:value="0.0000655489638870539" calcext:value-type="float">
            <text:p>6.55489638870539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7245" calcext:value-type="float">
            <text:p>0.4687245</text:p>
          </table:table-cell>
          <table:table-cell office:value-type="float" office:value="0.0436175" calcext:value-type="float">
            <text:p>0.0436175</text:p>
          </table:table-cell>
          <table:table-cell office:value-type="float" office:value="0.000922767034521713" calcext:value-type="float">
            <text:p>0.000922767034522</text:p>
          </table:table-cell>
          <table:table-cell office:value-type="float" office:value="0.0434935" calcext:value-type="float">
            <text:p>0.0434935</text:p>
          </table:table-cell>
          <table:table-cell office:value-type="float" office:value="0.000130956735858323" calcext:value-type="float">
            <text:p>0.000130956735858</text:p>
          </table:table-cell>
          <table:table-cell office:value-type="float" office:value="0.192773" calcext:value-type="float">
            <text:p>0.192773</text:p>
          </table:table-cell>
          <table:table-cell office:value-type="float" office:value="0.00596330392204411" calcext:value-type="float">
            <text:p>0.00596330392204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717530747632" calcext:value-type="float">
            <text:p>1.01717530747632</text:p>
          </table:table-cell>
          <table:table-cell office:value-type="float" office:value="1.09083127412504" calcext:value-type="float">
            <text:p>1.09083127412504</text:p>
          </table:table-cell>
          <table:table-cell office:value-type="float" office:value="1.19206539447633" calcext:value-type="float">
            <text:p>1.192065394476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72052332063" calcext:value-type="float">
            <text:p>2.1072052332063</text:p>
          </table:table-cell>
          <table:table-cell office:value-type="float" office:value="2.19197006842952" calcext:value-type="float">
            <text:p>2.19197006842952</text:p>
          </table:table-cell>
          <table:table-cell office:value-type="float" office:value="1.62801226699656" calcext:value-type="float">
            <text:p>1.628012266996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9773768871316" calcext:value-type="float">
            <text:p>3.09773768871316</text:p>
          </table:table-cell>
          <table:table-cell office:value-type="float" office:value="3.23079062967012" calcext:value-type="float">
            <text:p>3.23079062967012</text:p>
          </table:table-cell>
          <table:table-cell office:value-type="float" office:value="2.20399169175679" calcext:value-type="float">
            <text:p>2.2039916917567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2598186408521" calcext:value-type="float">
            <text:p>4.22598186408521</text:p>
          </table:table-cell>
          <table:table-cell office:value-type="float" office:value="4.24568911992532" calcext:value-type="float">
            <text:p>4.24568911992532</text:p>
          </table:table-cell>
          <table:table-cell office:value-type="float" office:value="2.75556914068283" calcext:value-type="float">
            <text:p>2.755569140682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942770825242" calcext:value-type="float">
            <text:p>5.34942770825242</text:p>
          </table:table-cell>
          <table:table-cell office:value-type="float" office:value="5.10138169831939" calcext:value-type="float">
            <text:p>5.10138169831939</text:p>
          </table:table-cell>
          <table:table-cell office:value-type="float" office:value="3.05588265170129" calcext:value-type="float">
            <text:p>3.0558826517012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3922349242375" calcext:value-type="float">
            <text:p>5.63922349242375</text:p>
          </table:table-cell>
          <table:table-cell office:value-type="float" office:value="6.31741552033493" calcext:value-type="float">
            <text:p>6.31741552033493</text:p>
          </table:table-cell>
          <table:table-cell office:value-type="float" office:value="3.27000900749632" calcext:value-type="float">
            <text:p>3.270009007496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5297213775197" calcext:value-type="float">
            <text:p>6.75297213775197</text:p>
          </table:table-cell>
          <table:table-cell office:value-type="float" office:value="6.80308152041454" calcext:value-type="float">
            <text:p>6.80308152041454</text:p>
          </table:table-cell>
          <table:table-cell office:value-type="float" office:value="3.66584087723452" calcext:value-type="float">
            <text:p>3.665840877234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1747165765093" calcext:value-type="float">
            <text:p>7.61747165765093</text:p>
          </table:table-cell>
          <table:table-cell office:value-type="float" office:value="7.69557667994943" calcext:value-type="float">
            <text:p>7.69557667994943</text:p>
          </table:table-cell>
          <table:table-cell office:value-type="float" office:value="3.95624189187702" calcext:value-type="float">
            <text:p>3.956241891877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3829759184391" calcext:value-type="float">
            <text:p>8.43829759184391</text:p>
          </table:table-cell>
          <table:table-cell office:value-type="float" office:value="8.25152088833056" calcext:value-type="float">
            <text:p>8.25152088833056</text:p>
          </table:table-cell>
          <table:table-cell office:value-type="float" office:value="4.19226812732772" calcext:value-type="float">
            <text:p>4.1922681273277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4864560093712" calcext:value-type="float">
            <text:p>9.44864560093712</text:p>
          </table:table-cell>
          <table:table-cell office:value-type="float" office:value="9.5960175175796" calcext:value-type="float">
            <text:p>9.5960175175796</text:p>
          </table:table-cell>
          <table:table-cell office:value-type="float" office:value="3.84887876130005" calcext:value-type="float">
            <text:p>3.848878761300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75621186157318" calcext:value-type="float">
            <text:p>9.75621186157318</text:p>
          </table:table-cell>
          <table:table-cell office:value-type="float" office:value="9.80817539560468" calcext:value-type="float">
            <text:p>9.80817539560468</text:p>
          </table:table-cell>
          <table:table-cell office:value-type="float" office:value="4.2586011727825" calcext:value-type="float">
            <text:p>4.258601172782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2075647432985" calcext:value-type="float">
            <text:p>11.2075647432985</text:p>
          </table:table-cell>
          <table:table-cell office:value-type="float" office:value="10.8280508031718" calcext:value-type="float">
            <text:p>10.8280508031718</text:p>
          </table:table-cell>
          <table:table-cell office:value-type="float" office:value="4.64377263960107" calcext:value-type="float">
            <text:p>4.643772639601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4697950244839" calcext:value-type="float">
            <text:p>11.4697950244839</text:p>
          </table:table-cell>
          <table:table-cell office:value-type="float" office:value="12.0272298680304" calcext:value-type="float">
            <text:p>12.0272298680304</text:p>
          </table:table-cell>
          <table:table-cell office:value-type="float" office:value="4.8093869410427" calcext:value-type="float">
            <text:p>4.809386941042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960095294818" calcext:value-type="float">
            <text:p>12.7960095294818</text:p>
          </table:table-cell>
          <table:table-cell office:value-type="float" office:value="11.3898424655487" calcext:value-type="float">
            <text:p>11.3898424655487</text:p>
          </table:table-cell>
          <table:table-cell office:value-type="float" office:value="4.74794457603963" calcext:value-type="float">
            <text:p>4.747944576039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3605076766181" calcext:value-type="float">
            <text:p>13.3605076766181</text:p>
          </table:table-cell>
          <table:table-cell office:value-type="float" office:value="14.4884510436231" calcext:value-type="float">
            <text:p>14.4884510436231</text:p>
          </table:table-cell>
          <table:table-cell office:value-type="float" office:value="4.34720569160455" calcext:value-type="float">
            <text:p>4.3472056916045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776835561457" calcext:value-type="float">
            <text:p>14.776835561457</text:p>
          </table:table-cell>
          <table:table-cell office:value-type="float" office:value="13.9402239461576" calcext:value-type="float">
            <text:p>13.9402239461576</text:p>
          </table:table-cell>
          <table:table-cell office:value-type="float" office:value="5.12632280378873" calcext:value-type="float">
            <text:p>5.1263228037887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0182695622199" calcext:value-type="float">
            <text:p>15.0182695622199</text:p>
          </table:table-cell>
          <table:table-cell office:value-type="float" office:value="10.9804510754809" calcext:value-type="float">
            <text:p>10.9804510754809</text:p>
          </table:table-cell>
          <table:table-cell office:value-type="float" office:value="5.44155696320266" calcext:value-type="float">
            <text:p>5.4415569632026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5320689450525" calcext:value-type="float">
            <text:p>15.5320689450525</text:p>
          </table:table-cell>
          <table:table-cell office:value-type="float" office:value="16.4969305933057" calcext:value-type="float">
            <text:p>16.4969305933057</text:p>
          </table:table-cell>
          <table:table-cell office:value-type="float" office:value="5.2260380838275" calcext:value-type="float">
            <text:p>5.226038083827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8244242061329" calcext:value-type="float">
            <text:p>17.8244242061329</text:p>
          </table:table-cell>
          <table:table-cell office:value-type="float" office:value="17.7545402596475" calcext:value-type="float">
            <text:p>17.7545402596475</text:p>
          </table:table-cell>
          <table:table-cell office:value-type="float" office:value="5.65266993568254" calcext:value-type="float">
            <text:p>5.6526699356825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7462486387345" calcext:value-type="float">
            <text:p>10.7462486387345</text:p>
          </table:table-cell>
          <table:table-cell office:value-type="float" office:value="10.6693011599434" calcext:value-type="float">
            <text:p>10.6693011599434</text:p>
          </table:table-cell>
          <table:table-cell office:value-type="float" office:value="5.1012330564965" calcext:value-type="float">
            <text:p>5.1012330564965</text:p>
          </table:table-cell>
          <table:table-cell table:number-columns-repeated="4"/>
        </table:table-row>
      </table:table>
      <table:table table:name="Atomi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un 1</text:p>
          </table:table-cell>
          <table:table-cell/>
          <table:table-cell office:value-type="string" calcext:value-type="string">
            <text:p>Run 2</text:p>
          </table:table-cell>
          <table:table-cell/>
          <table:table-cell office:value-type="string" calcext:value-type="string">
            <text:p>Run 23</text:p>
          </table:table-cell>
          <table:table-cell/>
          <table:table-cell office:value-type="string" calcext:value-type="string">
            <text:p>Ru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0.471887" calcext:value-type="float">
            <text:p>0.471887</text:p>
          </table:table-cell>
          <table:table-cell office:value-type="float" office:value="0.448804" calcext:value-type="float">
            <text:p>0.448804</text:p>
          </table:table-cell>
          <table:table-cell office:value-type="float" office:value="0.451927" calcext:value-type="float">
            <text:p>0.451927</text:p>
          </table:table-cell>
          <table:table-cell office:value-type="float" office:value="0.449592" calcext:value-type="float">
            <text:p>0.449592</text:p>
          </table:table-cell>
          <table:table-cell office:value-type="float" office:value="0.476416" calcext:value-type="float">
            <text:p>0.476416</text:p>
          </table:table-cell>
          <table:table-cell office:value-type="float" office:value="0.448696" calcext:value-type="float">
            <text:p>0.448696</text:p>
          </table:table-cell>
          <table:table-cell office:value-type="float" office:value="0.452743" calcext:value-type="float">
            <text:p>0.452743</text:p>
          </table:table-cell>
          <table:table-cell office:value-type="float" office:value="0.474593" calcext:value-type="float">
            <text:p>0.4745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A3]+[.C3]+[.E3]+[.G3])/4" office:value-type="float" office:value="0.46324325" calcext:value-type="float">
            <text:p>0.46324325</text:p>
          </table:table-cell>
          <table:table-cell table:formula="of:=([.B3]+[.D3]+[.F3]+[.H3])/4" office:value-type="float" office:value="0.45542125" calcext:value-type="float">
            <text:p>0.45542125</text:p>
          </table:table-cell>
          <table:table-cell table:formula="of:=STDEV([.B3];[.D3];[.F3];[.H3])" office:value-type="float" office:value="0.0127874044636379" calcext:value-type="float">
            <text:p>0.012787404463638</text:p>
          </table:table-cell>
          <table:table-cell/>
          <table:table-cell table:formula="of:=[.K3]/[.L3]" office:value-type="float" office:value="1.01717530747632" calcext:value-type="float">
            <text:p>1.01717530747632</text:p>
          </table:table-cell>
        </table:table-row>
        <table:table-row table:style-name="ro1">
          <table:table-cell office:value-type="float" office:value="0.473571" calcext:value-type="float">
            <text:p>0.473571</text:p>
          </table:table-cell>
          <table:table-cell office:value-type="float" office:value="0.226672" calcext:value-type="float">
            <text:p>0.226672</text:p>
          </table:table-cell>
          <table:table-cell office:value-type="float" office:value="0.460308" calcext:value-type="float">
            <text:p>0.460308</text:p>
          </table:table-cell>
          <table:table-cell office:value-type="float" office:value="0.227226" calcext:value-type="float">
            <text:p>0.227226</text:p>
          </table:table-cell>
          <table:table-cell office:value-type="float" office:value="0.482288" calcext:value-type="float">
            <text:p>0.482288</text:p>
          </table:table-cell>
          <table:table-cell office:value-type="float" office:value="0.227737" calcext:value-type="float">
            <text:p>0.227737</text:p>
          </table:table-cell>
          <table:table-cell office:value-type="float" office:value="0.498564" calcext:value-type="float">
            <text:p>0.498564</text:p>
          </table:table-cell>
          <table:table-cell office:value-type="float" office:value="0.227024" calcext:value-type="float">
            <text:p>0.22702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A4]+[.C4]+[.E4]+[.G4])/4" office:value-type="float" office:value="0.47868275" calcext:value-type="float">
            <text:p>0.47868275</text:p>
          </table:table-cell>
          <table:table-cell table:formula="of:=([.B4]+[.D4]+[.F4]+[.H4])/4" office:value-type="float" office:value="0.22716475" calcext:value-type="float">
            <text:p>0.22716475</text:p>
          </table:table-cell>
          <table:table-cell table:formula="of:=STDEV([.B4];[.D4];[.F4];[.H4])" office:value-type="float" office:value="0.000444910009627418" calcext:value-type="float">
            <text:p>0.000444910009627</text:p>
          </table:table-cell>
          <table:table-cell/>
          <table:table-cell table:formula="of:=[.K4]/[.L4]" office:value-type="float" office:value="2.1072052332063" calcext:value-type="float">
            <text:p>2.1072052332063</text:p>
          </table:table-cell>
        </table:table-row>
        <table:table-row table:style-name="ro1">
          <table:table-cell office:value-type="float" office:value="0.45313" calcext:value-type="float">
            <text:p>0.45313</text:p>
          </table:table-cell>
          <table:table-cell office:value-type="float" office:value="0.157208" calcext:value-type="float">
            <text:p>0.157208</text:p>
          </table:table-cell>
          <table:table-cell office:value-type="float" office:value="0.451579" calcext:value-type="float">
            <text:p>0.451579</text:p>
          </table:table-cell>
          <table:table-cell office:value-type="float" office:value="0.155173" calcext:value-type="float">
            <text:p>0.155173</text:p>
          </table:table-cell>
          <table:table-cell office:value-type="float" office:value="0.54213" calcext:value-type="float">
            <text:p>0.54213</text:p>
          </table:table-cell>
          <table:table-cell office:value-type="float" office:value="0.156246" calcext:value-type="float">
            <text:p>0.156246</text:p>
          </table:table-cell>
          <table:table-cell office:value-type="float" office:value="0.483572" calcext:value-type="float">
            <text:p>0.483572</text:p>
          </table:table-cell>
          <table:table-cell office:value-type="float" office:value="0.154541" calcext:value-type="float">
            <text:p>0.154541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A5]+[.C5]+[.E5]+[.G5])/4" office:value-type="float" office:value="0.48260275" calcext:value-type="float">
            <text:p>0.48260275</text:p>
          </table:table-cell>
          <table:table-cell table:formula="of:=([.B5]+[.D5]+[.F5]+[.H5])/4" office:value-type="float" office:value="0.155792" calcext:value-type="float">
            <text:p>0.155792</text:p>
          </table:table-cell>
          <table:table-cell table:formula="of:=STDEV([.B5];[.D5];[.F5];[.H5])" office:value-type="float" office:value="0.00117747384967424" calcext:value-type="float">
            <text:p>0.001177473849674</text:p>
          </table:table-cell>
          <table:table-cell/>
          <table:table-cell table:formula="of:=[.K5]/[.L5]" office:value-type="float" office:value="3.09773768871316" calcext:value-type="float">
            <text:p>3.09773768871316</text:p>
          </table:table-cell>
        </table:table-row>
        <table:table-row table:style-name="ro1">
          <table:table-cell office:value-type="float" office:value="0.484825" calcext:value-type="float">
            <text:p>0.484825</text:p>
          </table:table-cell>
          <table:table-cell office:value-type="float" office:value="0.116799" calcext:value-type="float">
            <text:p>0.116799</text:p>
          </table:table-cell>
          <table:table-cell office:value-type="float" office:value="0.482791" calcext:value-type="float">
            <text:p>0.482791</text:p>
          </table:table-cell>
          <table:table-cell office:value-type="float" office:value="0.117004" calcext:value-type="float">
            <text:p>0.117004</text:p>
          </table:table-cell>
          <table:table-cell office:value-type="float" office:value="0.455942" calcext:value-type="float">
            <text:p>0.455942</text:p>
          </table:table-cell>
          <table:table-cell office:value-type="float" office:value="0.116987" calcext:value-type="float">
            <text:p>0.116987</text:p>
          </table:table-cell>
          <table:table-cell office:value-type="float" office:value="0.556623" calcext:value-type="float">
            <text:p>0.556623</text:p>
          </table:table-cell>
          <table:table-cell office:value-type="float" office:value="0.117783" calcext:value-type="float">
            <text:p>0.11778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A6]+[.C6]+[.E6]+[.G6])/4" office:value-type="float" office:value="0.49504525" calcext:value-type="float">
            <text:p>0.49504525</text:p>
          </table:table-cell>
          <table:table-cell table:formula="of:=([.B6]+[.D6]+[.F6]+[.H6])/4" office:value-type="float" office:value="0.11714325" calcext:value-type="float">
            <text:p>0.11714325</text:p>
          </table:table-cell>
          <table:table-cell table:formula="of:=STDEV([.B6];[.D6];[.F6];[.H6])" office:value-type="float" office:value="0.000436498472696832" calcext:value-type="float">
            <text:p>0.000436498472697</text:p>
          </table:table-cell>
          <table:table-cell/>
          <table:table-cell table:formula="of:=[.K6]/[.L6]" office:value-type="float" office:value="4.22598186408521" calcext:value-type="float">
            <text:p>4.22598186408521</text:p>
          </table:table-cell>
        </table:table-row>
        <table:table-row table:style-name="ro1">
          <table:table-cell office:value-type="float" office:value="0.554834" calcext:value-type="float">
            <text:p>0.554834</text:p>
          </table:table-cell>
          <table:table-cell office:value-type="float" office:value="0.095668" calcext:value-type="float">
            <text:p>0.095668</text:p>
          </table:table-cell>
          <table:table-cell office:value-type="float" office:value="0.518839" calcext:value-type="float">
            <text:p>0.518839</text:p>
          </table:table-cell>
          <table:table-cell office:value-type="float" office:value="0.095663" calcext:value-type="float">
            <text:p>0.095663</text:p>
          </table:table-cell>
          <table:table-cell office:value-type="float" office:value="0.525074" calcext:value-type="float">
            <text:p>0.525074</text:p>
          </table:table-cell>
          <table:table-cell office:value-type="float" office:value="0.095878" calcext:value-type="float">
            <text:p>0.095878</text:p>
          </table:table-cell>
          <table:table-cell office:value-type="float" office:value="0.45347" calcext:value-type="float">
            <text:p>0.45347</text:p>
          </table:table-cell>
          <table:table-cell office:value-type="float" office:value="0.096424" calcext:value-type="float">
            <text:p>0.096424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A7]+[.C7]+[.E7]+[.G7])/4" office:value-type="float" office:value="0.51305425" calcext:value-type="float">
            <text:p>0.51305425</text:p>
          </table:table-cell>
          <table:table-cell table:formula="of:=([.B7]+[.D7]+[.F7]+[.H7])/4" office:value-type="float" office:value="0.09590825" calcext:value-type="float">
            <text:p>0.09590825</text:p>
          </table:table-cell>
          <table:table-cell table:formula="of:=STDEV([.B7];[.D7];[.F7];[.H7])" office:value-type="float" office:value="0.000358134402145341" calcext:value-type="float">
            <text:p>0.000358134402145</text:p>
          </table:table-cell>
          <table:table-cell/>
          <table:table-cell table:formula="of:=[.K7]/[.L7]" office:value-type="float" office:value="5.34942770825242" calcext:value-type="float">
            <text:p>5.34942770825242</text:p>
          </table:table-cell>
        </table:table-row>
        <table:table-row table:style-name="ro1">
          <table:table-cell office:value-type="float" office:value="0.462771" calcext:value-type="float">
            <text:p>0.462771</text:p>
          </table:table-cell>
          <table:table-cell office:value-type="float" office:value="0.080357" calcext:value-type="float">
            <text:p>0.080357</text:p>
          </table:table-cell>
          <table:table-cell office:value-type="float" office:value="0.452143" calcext:value-type="float">
            <text:p>0.452143</text:p>
          </table:table-cell>
          <table:table-cell office:value-type="float" office:value="0.080248" calcext:value-type="float">
            <text:p>0.080248</text:p>
          </table:table-cell>
          <table:table-cell office:value-type="float" office:value="0.452369" calcext:value-type="float">
            <text:p>0.452369</text:p>
          </table:table-cell>
          <table:table-cell office:value-type="float" office:value="0.080127" calcext:value-type="float">
            <text:p>0.080127</text:p>
          </table:table-cell>
          <table:table-cell office:value-type="float" office:value="0.451485" calcext:value-type="float">
            <text:p>0.451485</text:p>
          </table:table-cell>
          <table:table-cell office:value-type="float" office:value="0.081789" calcext:value-type="float">
            <text:p>0.081789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A8]+[.C8]+[.E8]+[.G8])/4" office:value-type="float" office:value="0.454692" calcext:value-type="float">
            <text:p>0.454692</text:p>
          </table:table-cell>
          <table:table-cell table:formula="of:=([.B8]+[.D8]+[.F8]+[.H8])/4" office:value-type="float" office:value="0.08063025" calcext:value-type="float">
            <text:p>0.08063025</text:p>
          </table:table-cell>
          <table:table-cell table:formula="of:=STDEV([.B8];[.D8];[.F8];[.H8])" office:value-type="float" office:value="0.000778190797084282" calcext:value-type="float">
            <text:p>0.000778190797084</text:p>
          </table:table-cell>
          <table:table-cell/>
          <table:table-cell table:formula="of:=[.K8]/[.L8]" office:value-type="float" office:value="5.63922349242375" calcext:value-type="float">
            <text:p>5.63922349242375</text:p>
          </table:table-cell>
        </table:table-row>
        <table:table-row table:style-name="ro1">
          <table:table-cell office:value-type="float" office:value="0.515573" calcext:value-type="float">
            <text:p>0.515573</text:p>
          </table:table-cell>
          <table:table-cell office:value-type="float" office:value="0.071027" calcext:value-type="float">
            <text:p>0.071027</text:p>
          </table:table-cell>
          <table:table-cell office:value-type="float" office:value="0.450522" calcext:value-type="float">
            <text:p>0.450522</text:p>
          </table:table-cell>
          <table:table-cell office:value-type="float" office:value="0.070554" calcext:value-type="float">
            <text:p>0.070554</text:p>
          </table:table-cell>
          <table:table-cell office:value-type="float" office:value="0.457394" calcext:value-type="float">
            <text:p>0.457394</text:p>
          </table:table-cell>
          <table:table-cell office:value-type="float" office:value="0.071011" calcext:value-type="float">
            <text:p>0.071011</text:p>
          </table:table-cell>
          <table:table-cell office:value-type="float" office:value="0.490749" calcext:value-type="float">
            <text:p>0.490749</text:p>
          </table:table-cell>
          <table:table-cell office:value-type="float" office:value="0.070874" calcext:value-type="float">
            <text:p>0.070874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A9]+[.C9]+[.E9]+[.G9])/4" office:value-type="float" office:value="0.4785595" calcext:value-type="float">
            <text:p>0.4785595</text:p>
          </table:table-cell>
          <table:table-cell table:formula="of:=([.B9]+[.D9]+[.F9]+[.H9])/4" office:value-type="float" office:value="0.0708665" calcext:value-type="float">
            <text:p>0.0708665</text:p>
          </table:table-cell>
          <table:table-cell table:formula="of:=STDEV([.B9];[.D9];[.F9];[.H9])" office:value-type="float" office:value="0.000219357394830142" calcext:value-type="float">
            <text:p>0.00021935739483</text:p>
          </table:table-cell>
          <table:table-cell/>
          <table:table-cell table:formula="of:=[.K9]/[.L9]" office:value-type="float" office:value="6.75297213775197" calcext:value-type="float">
            <text:p>6.75297213775197</text:p>
          </table:table-cell>
        </table:table-row>
        <table:table-row table:style-name="ro1">
          <table:table-cell office:value-type="float" office:value="0.480926" calcext:value-type="float">
            <text:p>0.480926</text:p>
          </table:table-cell>
          <table:table-cell office:value-type="float" office:value="0.062347" calcext:value-type="float">
            <text:p>0.062347</text:p>
          </table:table-cell>
          <table:table-cell office:value-type="float" office:value="0.500931" calcext:value-type="float">
            <text:p>0.500931</text:p>
          </table:table-cell>
          <table:table-cell office:value-type="float" office:value="0.062127" calcext:value-type="float">
            <text:p>0.062127</text:p>
          </table:table-cell>
          <table:table-cell office:value-type="float" office:value="0.45939" calcext:value-type="float">
            <text:p>0.45939</text:p>
          </table:table-cell>
          <table:table-cell office:value-type="float" office:value="0.062161" calcext:value-type="float">
            <text:p>0.062161</text:p>
          </table:table-cell>
          <table:table-cell office:value-type="float" office:value="0.455572" calcext:value-type="float">
            <text:p>0.455572</text:p>
          </table:table-cell>
          <table:table-cell office:value-type="float" office:value="0.062374" calcext:value-type="float">
            <text:p>0.062374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A10]+[.C10]+[.E10]+[.G10])/4" office:value-type="float" office:value="0.47420475" calcext:value-type="float">
            <text:p>0.47420475</text:p>
          </table:table-cell>
          <table:table-cell table:formula="of:=([.B10]+[.D10]+[.F10]+[.H10])/4" office:value-type="float" office:value="0.06225225" calcext:value-type="float">
            <text:p>0.06225225</text:p>
          </table:table-cell>
          <table:table-cell table:formula="of:=STDEV([.B10];[.D10];[.F10];[.H10])" office:value-type="float" office:value="0.000126246782137212" calcext:value-type="float">
            <text:p>0.000126246782137</text:p>
          </table:table-cell>
          <table:table-cell/>
          <table:table-cell table:formula="of:=[.K10]/[.L10]" office:value-type="float" office:value="7.61747165765093" calcext:value-type="float">
            <text:p>7.61747165765093</text:p>
          </table:table-cell>
        </table:table-row>
        <table:table-row table:style-name="ro1">
          <table:table-cell office:value-type="float" office:value="0.516066" calcext:value-type="float">
            <text:p>0.516066</text:p>
          </table:table-cell>
          <table:table-cell office:value-type="float" office:value="0.057286" calcext:value-type="float">
            <text:p>0.057286</text:p>
          </table:table-cell>
          <table:table-cell office:value-type="float" office:value="0.461517" calcext:value-type="float">
            <text:p>0.461517</text:p>
          </table:table-cell>
          <table:table-cell office:value-type="float" office:value="0.056485" calcext:value-type="float">
            <text:p>0.056485</text:p>
          </table:table-cell>
          <table:table-cell office:value-type="float" office:value="0.450744" calcext:value-type="float">
            <text:p>0.450744</text:p>
          </table:table-cell>
          <table:table-cell office:value-type="float" office:value="0.056685" calcext:value-type="float">
            <text:p>0.056685</text:p>
          </table:table-cell>
          <table:table-cell office:value-type="float" office:value="0.491892" calcext:value-type="float">
            <text:p>0.491892</text:p>
          </table:table-cell>
          <table:table-cell office:value-type="float" office:value="0.057104" calcext:value-type="float">
            <text:p>0.057104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A11]+[.C11]+[.E11]+[.G11])/4" office:value-type="float" office:value="0.48005475" calcext:value-type="float">
            <text:p>0.48005475</text:p>
          </table:table-cell>
          <table:table-cell table:formula="of:=([.B11]+[.D11]+[.F11]+[.H11])/4" office:value-type="float" office:value="0.05689" calcext:value-type="float">
            <text:p>0.05689</text:p>
          </table:table-cell>
          <table:table-cell table:formula="of:=STDEV([.B11];[.D11];[.F11];[.H11])" office:value-type="float" office:value="0.000369080840286603" calcext:value-type="float">
            <text:p>0.000369080840287</text:p>
          </table:table-cell>
          <table:table-cell/>
          <table:table-cell table:formula="of:=[.K11]/[.L11]" office:value-type="float" office:value="8.43829759184391" calcext:value-type="float">
            <text:p>8.43829759184391</text:p>
          </table:table-cell>
        </table:table-row>
        <table:table-row table:style-name="ro1">
          <table:table-cell office:value-type="float" office:value="0.521866" calcext:value-type="float">
            <text:p>0.521866</text:p>
          </table:table-cell>
          <table:table-cell office:value-type="float" office:value="0.051531" calcext:value-type="float">
            <text:p>0.051531</text:p>
          </table:table-cell>
          <table:table-cell office:value-type="float" office:value="0.466779" calcext:value-type="float">
            <text:p>0.466779</text:p>
          </table:table-cell>
          <table:table-cell office:value-type="float" office:value="0.051412" calcext:value-type="float">
            <text:p>0.051412</text:p>
          </table:table-cell>
          <table:table-cell office:value-type="float" office:value="0.453196" calcext:value-type="float">
            <text:p>0.453196</text:p>
          </table:table-cell>
          <table:table-cell office:value-type="float" office:value="0.051426" calcext:value-type="float">
            <text:p>0.051426</text:p>
          </table:table-cell>
          <table:table-cell office:value-type="float" office:value="0.502095" calcext:value-type="float">
            <text:p>0.502095</text:p>
          </table:table-cell>
          <table:table-cell office:value-type="float" office:value="0.051368" calcext:value-type="float">
            <text:p>0.05136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A12]+[.C12]+[.E12]+[.G12])/4" office:value-type="float" office:value="0.485984" calcext:value-type="float">
            <text:p>0.485984</text:p>
          </table:table-cell>
          <table:table-cell table:formula="of:=([.B12]+[.D12]+[.F12]+[.H12])/4" office:value-type="float" office:value="0.05143425" calcext:value-type="float">
            <text:p>0.05143425</text:p>
          </table:table-cell>
          <table:table-cell table:formula="of:=STDEV([.B12];[.D12];[.F12];[.H12])" office:value-type="float" office:value="0.0000690718225231305" calcext:value-type="float">
            <text:p>6.90718225231305E-05</text:p>
          </table:table-cell>
          <table:table-cell/>
          <table:table-cell table:formula="of:=[.K12]/[.L12]" office:value-type="float" office:value="9.44864560093712" calcext:value-type="float">
            <text:p>9.44864560093712</text:p>
          </table:table-cell>
        </table:table-row>
        <table:table-row table:style-name="ro1">
          <table:table-cell office:value-type="float" office:value="0.463998" calcext:value-type="float">
            <text:p>0.463998</text:p>
          </table:table-cell>
          <table:table-cell office:value-type="float" office:value="0.047836" calcext:value-type="float">
            <text:p>0.047836</text:p>
          </table:table-cell>
          <table:table-cell office:value-type="float" office:value="0.451486" calcext:value-type="float">
            <text:p>0.451486</text:p>
          </table:table-cell>
          <table:table-cell office:value-type="float" office:value="0.047883" calcext:value-type="float">
            <text:p>0.047883</text:p>
          </table:table-cell>
          <table:table-cell office:value-type="float" office:value="0.451698" calcext:value-type="float">
            <text:p>0.451698</text:p>
          </table:table-cell>
          <table:table-cell office:value-type="float" office:value="0.047876" calcext:value-type="float">
            <text:p>0.047876</text:p>
          </table:table-cell>
          <table:table-cell office:value-type="float" office:value="0.500235" calcext:value-type="float">
            <text:p>0.500235</text:p>
          </table:table-cell>
          <table:table-cell office:value-type="float" office:value="0.047813" calcext:value-type="float">
            <text:p>0.04781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A13]+[.C13]+[.E13]+[.G13])/4" office:value-type="float" office:value="0.46685425" calcext:value-type="float">
            <text:p>0.46685425</text:p>
          </table:table-cell>
          <table:table-cell table:formula="of:=([.B13]+[.D13]+[.F13]+[.H13])/4" office:value-type="float" office:value="0.047852" calcext:value-type="float">
            <text:p>0.047852</text:p>
          </table:table-cell>
          <table:table-cell table:formula="of:=STDEV([.B13];[.D13];[.F13];[.H13])" office:value-type="float" office:value="0.0000332365260920371" calcext:value-type="float">
            <text:p>3.32365260920371E-05</text:p>
          </table:table-cell>
          <table:table-cell/>
          <table:table-cell table:formula="of:=[.K13]/[.L13]" office:value-type="float" office:value="9.75621186157318" calcext:value-type="float">
            <text:p>9.75621186157318</text:p>
          </table:table-cell>
        </table:table-row>
        <table:table-row table:style-name="ro1">
          <table:table-cell office:value-type="float" office:value="0.51335" calcext:value-type="float">
            <text:p>0.51335</text:p>
          </table:table-cell>
          <table:table-cell office:value-type="float" office:value="0.044071" calcext:value-type="float">
            <text:p>0.044071</text:p>
          </table:table-cell>
          <table:table-cell office:value-type="float" office:value="0.486766" calcext:value-type="float">
            <text:p>0.486766</text:p>
          </table:table-cell>
          <table:table-cell office:value-type="float" office:value="0.043942" calcext:value-type="float">
            <text:p>0.043942</text:p>
          </table:table-cell>
          <table:table-cell office:value-type="float" office:value="0.519916" calcext:value-type="float">
            <text:p>0.519916</text:p>
          </table:table-cell>
          <table:table-cell office:value-type="float" office:value="0.044005" calcext:value-type="float">
            <text:p>0.044005</text:p>
          </table:table-cell>
          <table:table-cell office:value-type="float" office:value="0.453396" calcext:value-type="float">
            <text:p>0.453396</text:p>
          </table:table-cell>
          <table:table-cell office:value-type="float" office:value="0.044062" calcext:value-type="float">
            <text:p>0.04406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A14]+[.C14]+[.E14]+[.G14])/4" office:value-type="float" office:value="0.493357" calcext:value-type="float">
            <text:p>0.493357</text:p>
          </table:table-cell>
          <table:table-cell table:formula="of:=([.B14]+[.D14]+[.F14]+[.H14])/4" office:value-type="float" office:value="0.04402" calcext:value-type="float">
            <text:p>0.04402</text:p>
          </table:table-cell>
          <table:table-cell table:formula="of:=STDEV([.B14];[.D14];[.F14];[.H14])" office:value-type="float" office:value="0.0000596489731680286" calcext:value-type="float">
            <text:p>5.96489731680286E-05</text:p>
          </table:table-cell>
          <table:table-cell/>
          <table:table-cell table:formula="of:=[.K14]/[.L14]" office:value-type="float" office:value="11.2075647432985" calcext:value-type="float">
            <text:p>11.2075647432985</text:p>
          </table:table-cell>
        </table:table-row>
        <table:table-row table:style-name="ro1">
          <table:table-cell office:value-type="float" office:value="0.452236" calcext:value-type="float">
            <text:p>0.452236</text:p>
          </table:table-cell>
          <table:table-cell office:value-type="float" office:value="0.040606" calcext:value-type="float">
            <text:p>0.040606</text:p>
          </table:table-cell>
          <table:table-cell office:value-type="float" office:value="0.472841" calcext:value-type="float">
            <text:p>0.472841</text:p>
          </table:table-cell>
          <table:table-cell office:value-type="float" office:value="0.040708" calcext:value-type="float">
            <text:p>0.040708</text:p>
          </table:table-cell>
          <table:table-cell office:value-type="float" office:value="0.468432" calcext:value-type="float">
            <text:p>0.468432</text:p>
          </table:table-cell>
          <table:table-cell office:value-type="float" office:value="0.040614" calcext:value-type="float">
            <text:p>0.040614</text:p>
          </table:table-cell>
          <table:table-cell office:value-type="float" office:value="0.470975" calcext:value-type="float">
            <text:p>0.470975</text:p>
          </table:table-cell>
          <table:table-cell office:value-type="float" office:value="0.040628" calcext:value-type="float">
            <text:p>0.04062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A15]+[.C15]+[.E15]+[.G15])/4" office:value-type="float" office:value="0.466121" calcext:value-type="float">
            <text:p>0.466121</text:p>
          </table:table-cell>
          <table:table-cell table:formula="of:=([.B15]+[.D15]+[.F15]+[.H15])/4" office:value-type="float" office:value="0.040639" calcext:value-type="float">
            <text:p>0.040639</text:p>
          </table:table-cell>
          <table:table-cell table:formula="of:=STDEV([.B15];[.D15];[.F15];[.H15])" office:value-type="float" office:value="0.0000468899420629506" calcext:value-type="float">
            <text:p>4.68899420629506E-05</text:p>
          </table:table-cell>
          <table:table-cell/>
          <table:table-cell table:formula="of:=[.K15]/[.L15]" office:value-type="float" office:value="11.4697950244839" calcext:value-type="float">
            <text:p>11.4697950244839</text:p>
          </table:table-cell>
        </table:table-row>
        <table:table-row table:style-name="ro1">
          <table:table-cell office:value-type="float" office:value="0.568096" calcext:value-type="float">
            <text:p>0.568096</text:p>
          </table:table-cell>
          <table:table-cell office:value-type="float" office:value="0.037799" calcext:value-type="float">
            <text:p>0.037799</text:p>
          </table:table-cell>
          <table:table-cell office:value-type="float" office:value="0.460811" calcext:value-type="float">
            <text:p>0.460811</text:p>
          </table:table-cell>
          <table:table-cell office:value-type="float" office:value="0.037809" calcext:value-type="float">
            <text:p>0.037809</text:p>
          </table:table-cell>
          <table:table-cell office:value-type="float" office:value="0.452138" calcext:value-type="float">
            <text:p>0.452138</text:p>
          </table:table-cell>
          <table:table-cell office:value-type="float" office:value="0.037697" calcext:value-type="float">
            <text:p>0.037697</text:p>
          </table:table-cell>
          <table:table-cell office:value-type="float" office:value="0.45256" calcext:value-type="float">
            <text:p>0.45256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A16]+[.C16]+[.E16]+[.G16])/4" office:value-type="float" office:value="0.48340125" calcext:value-type="float">
            <text:p>0.48340125</text:p>
          </table:table-cell>
          <table:table-cell table:formula="of:=([.B16]+[.D16]+[.F16]+[.H16])/4" office:value-type="float" office:value="0.0377775" calcext:value-type="float">
            <text:p>0.0377775</text:p>
          </table:table-cell>
          <table:table-cell table:formula="of:=STDEV([.B16];[.D16];[.F16];[.H16])" office:value-type="float" office:value="0.0000538237865631896" calcext:value-type="float">
            <text:p>5.38237865631896E-05</text:p>
          </table:table-cell>
          <table:table-cell/>
          <table:table-cell table:formula="of:=[.K16]/[.L16]" office:value-type="float" office:value="12.7960095294818" calcext:value-type="float">
            <text:p>12.7960095294818</text:p>
          </table:table-cell>
        </table:table-row>
        <table:table-row table:style-name="ro1">
          <table:table-cell office:value-type="float" office:value="0.452184" calcext:value-type="float">
            <text:p>0.452184</text:p>
          </table:table-cell>
          <table:table-cell office:value-type="float" office:value="0.035252" calcext:value-type="float">
            <text:p>0.035252</text:p>
          </table:table-cell>
          <table:table-cell office:value-type="float" office:value="0.452762" calcext:value-type="float">
            <text:p>0.452762</text:p>
          </table:table-cell>
          <table:table-cell office:value-type="float" office:value="0.035216" calcext:value-type="float">
            <text:p>0.035216</text:p>
          </table:table-cell>
          <table:table-cell office:value-type="float" office:value="0.534932" calcext:value-type="float">
            <text:p>0.534932</text:p>
          </table:table-cell>
          <table:table-cell office:value-type="float" office:value="0.035284" calcext:value-type="float">
            <text:p>0.035284</text:p>
          </table:table-cell>
          <table:table-cell office:value-type="float" office:value="0.472839" calcext:value-type="float">
            <text:p>0.472839</text:p>
          </table:table-cell>
          <table:table-cell office:value-type="float" office:value="0.03741" calcext:value-type="float">
            <text:p>0.0374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A17]+[.C17]+[.E17]+[.G17])/4" office:value-type="float" office:value="0.47817925" calcext:value-type="float">
            <text:p>0.47817925</text:p>
          </table:table-cell>
          <table:table-cell table:formula="of:=([.B17]+[.D17]+[.F17]+[.H17])/4" office:value-type="float" office:value="0.0357905" calcext:value-type="float">
            <text:p>0.0357905</text:p>
          </table:table-cell>
          <table:table-cell table:formula="of:=STDEV([.B17];[.D17];[.F17];[.H17])" office:value-type="float" office:value="0.00108002391948821" calcext:value-type="float">
            <text:p>0.001080023919488</text:p>
          </table:table-cell>
          <table:table-cell/>
          <table:table-cell table:formula="of:=[.K17]/[.L17]" office:value-type="float" office:value="13.3605076766181" calcext:value-type="float">
            <text:p>13.3605076766181</text:p>
          </table:table-cell>
        </table:table-row>
        <table:table-row table:style-name="ro1">
          <table:table-cell office:value-type="float" office:value="0.545947" calcext:value-type="float">
            <text:p>0.545947</text:p>
          </table:table-cell>
          <table:table-cell office:value-type="float" office:value="0.033177" calcext:value-type="float">
            <text:p>0.033177</text:p>
          </table:table-cell>
          <table:table-cell office:value-type="float" office:value="0.453884" calcext:value-type="float">
            <text:p>0.453884</text:p>
          </table:table-cell>
          <table:table-cell office:value-type="float" office:value="0.033105" calcext:value-type="float">
            <text:p>0.033105</text:p>
          </table:table-cell>
          <table:table-cell office:value-type="float" office:value="0.485976" calcext:value-type="float">
            <text:p>0.485976</text:p>
          </table:table-cell>
          <table:table-cell office:value-type="float" office:value="0.033157" calcext:value-type="float">
            <text:p>0.033157</text:p>
          </table:table-cell>
          <table:table-cell office:value-type="float" office:value="0.472833" calcext:value-type="float">
            <text:p>0.472833</text:p>
          </table:table-cell>
          <table:table-cell office:value-type="float" office:value="0.033109" calcext:value-type="float">
            <text:p>0.03310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A18]+[.C18]+[.E18]+[.G18])/4" office:value-type="float" office:value="0.48966" calcext:value-type="float">
            <text:p>0.48966</text:p>
          </table:table-cell>
          <table:table-cell table:formula="of:=([.B18]+[.D18]+[.F18]+[.H18])/4" office:value-type="float" office:value="0.033137" calcext:value-type="float">
            <text:p>0.033137</text:p>
          </table:table-cell>
          <table:table-cell table:formula="of:=STDEV([.B18];[.D18];[.F18];[.H18])" office:value-type="float" office:value="0.0000356277045757003" calcext:value-type="float">
            <text:p>3.56277045757003E-05</text:p>
          </table:table-cell>
          <table:table-cell/>
          <table:table-cell table:formula="of:=[.K18]/[.L18]" office:value-type="float" office:value="14.776835561457" calcext:value-type="float">
            <text:p>14.776835561457</text:p>
          </table:table-cell>
        </table:table-row>
        <table:table-row table:style-name="ro1">
          <table:table-cell office:value-type="float" office:value="0.504287" calcext:value-type="float">
            <text:p>0.504287</text:p>
          </table:table-cell>
          <table:table-cell office:value-type="float" office:value="0.03123" calcext:value-type="float">
            <text:p>0.03123</text:p>
          </table:table-cell>
          <table:table-cell office:value-type="float" office:value="0.460878" calcext:value-type="float">
            <text:p>0.460878</text:p>
          </table:table-cell>
          <table:table-cell office:value-type="float" office:value="0.03118" calcext:value-type="float">
            <text:p>0.03118</text:p>
          </table:table-cell>
          <table:table-cell office:value-type="float" office:value="0.456177" calcext:value-type="float">
            <text:p>0.456177</text:p>
          </table:table-cell>
          <table:table-cell office:value-type="float" office:value="0.031174" calcext:value-type="float">
            <text:p>0.031174</text:p>
          </table:table-cell>
          <table:table-cell office:value-type="float" office:value="0.452082" calcext:value-type="float">
            <text:p>0.452082</text:p>
          </table:table-cell>
          <table:table-cell office:value-type="float" office:value="0.031159" calcext:value-type="float">
            <text:p>0.03115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A19]+[.C19]+[.E19]+[.G19])/4" office:value-type="float" office:value="0.468356" calcext:value-type="float">
            <text:p>0.468356</text:p>
          </table:table-cell>
          <table:table-cell table:formula="of:=([.B19]+[.D19]+[.F19]+[.H19])/4" office:value-type="float" office:value="0.03118575" calcext:value-type="float">
            <text:p>0.03118575</text:p>
          </table:table-cell>
          <table:table-cell table:formula="of:=STDEV([.B19];[.D19];[.F19];[.H19])" office:value-type="float" office:value="0.0000307936681803277" calcext:value-type="float">
            <text:p>3.07936681803277E-05</text:p>
          </table:table-cell>
          <table:table-cell/>
          <table:table-cell table:formula="of:=[.K19]/[.L19]" office:value-type="float" office:value="15.0182695622199" calcext:value-type="float">
            <text:p>15.0182695622199</text:p>
          </table:table-cell>
        </table:table-row>
        <table:table-row table:style-name="ro1">
          <table:table-cell office:value-type="float" office:value="0.451879" calcext:value-type="float">
            <text:p>0.451879</text:p>
          </table:table-cell>
          <table:table-cell office:value-type="float" office:value="0.029454" calcext:value-type="float">
            <text:p>0.029454</text:p>
          </table:table-cell>
          <table:table-cell office:value-type="float" office:value="0.470112" calcext:value-type="float">
            <text:p>0.470112</text:p>
          </table:table-cell>
          <table:table-cell office:value-type="float" office:value="0.029515" calcext:value-type="float">
            <text:p>0.029515</text:p>
          </table:table-cell>
          <table:table-cell office:value-type="float" office:value="0.45726" calcext:value-type="float">
            <text:p>0.45726</text:p>
          </table:table-cell>
          <table:table-cell office:value-type="float" office:value="0.029487" calcext:value-type="float">
            <text:p>0.029487</text:p>
          </table:table-cell>
          <table:table-cell office:value-type="float" office:value="0.452741" calcext:value-type="float">
            <text:p>0.452741</text:p>
          </table:table-cell>
          <table:table-cell office:value-type="float" office:value="0.029493" calcext:value-type="float">
            <text:p>0.02949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A20]+[.C20]+[.E20]+[.G20])/4" office:value-type="float" office:value="0.457998" calcext:value-type="float">
            <text:p>0.457998</text:p>
          </table:table-cell>
          <table:table-cell table:formula="of:=([.B20]+[.D20]+[.F20]+[.H20])/4" office:value-type="float" office:value="0.02948725" calcext:value-type="float">
            <text:p>0.02948725</text:p>
          </table:table-cell>
          <table:table-cell table:formula="of:=STDEV([.B20];[.D20];[.F20];[.H20])" office:value-type="float" office:value="0.0000252239965112597" calcext:value-type="float">
            <text:p>2.52239965112597E-05</text:p>
          </table:table-cell>
          <table:table-cell/>
          <table:table-cell table:formula="of:=[.K20]/[.L20]" office:value-type="float" office:value="15.5320689450525" calcext:value-type="float">
            <text:p>15.5320689450525</text:p>
          </table:table-cell>
        </table:table-row>
        <table:table-row table:style-name="ro1">
          <table:table-cell office:value-type="float" office:value="0.514919" calcext:value-type="float">
            <text:p>0.514919</text:p>
          </table:table-cell>
          <table:table-cell office:value-type="float" office:value="0.027976" calcext:value-type="float">
            <text:p>0.027976</text:p>
          </table:table-cell>
          <table:table-cell office:value-type="float" office:value="0.507729" calcext:value-type="float">
            <text:p>0.507729</text:p>
          </table:table-cell>
          <table:table-cell office:value-type="float" office:value="0.027963" calcext:value-type="float">
            <text:p>0.027963</text:p>
          </table:table-cell>
          <table:table-cell office:value-type="float" office:value="0.518379" calcext:value-type="float">
            <text:p>0.518379</text:p>
          </table:table-cell>
          <table:table-cell office:value-type="float" office:value="0.027961" calcext:value-type="float">
            <text:p>0.027961</text:p>
          </table:table-cell>
          <table:table-cell office:value-type="float" office:value="0.45333" calcext:value-type="float">
            <text:p>0.45333</text:p>
          </table:table-cell>
          <table:table-cell office:value-type="float" office:value="0.027989" calcext:value-type="float">
            <text:p>0.02798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A21]+[.C21]+[.E21]+[.G21])/4" office:value-type="float" office:value="0.49858925" calcext:value-type="float">
            <text:p>0.49858925</text:p>
          </table:table-cell>
          <table:table-cell table:formula="of:=([.B21]+[.D21]+[.F21]+[.H21])/4" office:value-type="float" office:value="0.02797225" calcext:value-type="float">
            <text:p>0.02797225</text:p>
          </table:table-cell>
          <table:table-cell table:formula="of:=STDEV([.B21];[.D21];[.F21];[.H21])" office:value-type="float" office:value="0.0000129967944765882" calcext:value-type="float">
            <text:p>1.29967944765882E-05</text:p>
          </table:table-cell>
          <table:table-cell/>
          <table:table-cell table:formula="of:=[.K21]/[.L21]" office:value-type="float" office:value="17.8244242061329" calcext:value-type="float">
            <text:p>17.8244242061329</text:p>
          </table:table-cell>
        </table:table-row>
        <table:table-row table:style-name="ro1">
          <table:table-cell office:value-type="float" office:value="0.452969" calcext:value-type="float">
            <text:p>0.452969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504088" calcext:value-type="float">
            <text:p>0.504088</text:p>
          </table:table-cell>
          <table:table-cell office:value-type="float" office:value="0.043189" calcext:value-type="float">
            <text:p>0.043189</text:p>
          </table:table-cell>
          <table:table-cell office:value-type="float" office:value="0.452585" calcext:value-type="float">
            <text:p>0.452585</text:p>
          </table:table-cell>
          <table:table-cell office:value-type="float" office:value="0.045001" calcext:value-type="float">
            <text:p>0.045001</text:p>
          </table:table-cell>
          <table:table-cell office:value-type="float" office:value="0.465256" calcext:value-type="float">
            <text:p>0.465256</text:p>
          </table:table-cell>
          <table:table-cell office:value-type="float" office:value="0.04316" calcext:value-type="float">
            <text:p>0.043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A22]+[.C22]+[.E22]+[.G22])/4" office:value-type="float" office:value="0.4687245" calcext:value-type="float">
            <text:p>0.4687245</text:p>
          </table:table-cell>
          <table:table-cell table:formula="of:=([.B22]+[.D22]+[.F22]+[.H22])/4" office:value-type="float" office:value="0.0436175" calcext:value-type="float">
            <text:p>0.0436175</text:p>
          </table:table-cell>
          <table:table-cell table:formula="of:=STDEV([.B22];[.D22];[.F22];[.H22])" office:value-type="float" office:value="0.000922767034521713" calcext:value-type="float">
            <text:p>0.000922767034522</text:p>
          </table:table-cell>
          <table:table-cell/>
          <table:table-cell table:formula="of:=[.K22]/[.L22]" office:value-type="float" office:value="10.7462486387345" calcext:value-type="float">
            <text:p>10.7462486387345</text:p>
          </table:table-cell>
        </table:table-row>
      </table:table>
      <table:table table:name="Critical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un 1</text:p>
          </table:table-cell>
          <table:table-cell/>
          <table:table-cell office:value-type="string" calcext:value-type="string">
            <text:p>Run 2</text:p>
          </table:table-cell>
          <table:table-cell/>
          <table:table-cell office:value-type="string" calcext:value-type="string">
            <text:p>Run 23</text:p>
          </table:table-cell>
          <table:table-cell/>
          <table:table-cell office:value-type="string" calcext:value-type="string">
            <text:p>Ru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.302615" calcext:value-type="float">
            <text:p>1.302615</text:p>
          </table:table-cell>
          <table:table-cell office:value-type="float" office:value="0.515225" calcext:value-type="float">
            <text:p>0.515225</text:p>
          </table:table-cell>
          <table:table-cell office:value-type="float" office:value="1.26904" calcext:value-type="float">
            <text:p>1.26904</text:p>
          </table:table-cell>
          <table:table-cell office:value-type="float" office:value="1.301005" calcext:value-type="float">
            <text:p>1.301005</text:p>
          </table:table-cell>
          <table:table-cell office:value-type="float" office:value="1.301677" calcext:value-type="float">
            <text:p>1.301677</text:p>
          </table:table-cell>
          <table:table-cell office:value-type="float" office:value="1.301701" calcext:value-type="float">
            <text:p>1.301701</text:p>
          </table:table-cell>
          <table:table-cell office:value-type="float" office:value="1.302674" calcext:value-type="float">
            <text:p>1.302674</text:p>
          </table:table-cell>
          <table:table-cell office:value-type="float" office:value="1.301913" calcext:value-type="float">
            <text:p>1.301913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A3]+[.C3]+[Reduction.B3]+[.G3])/4" office:value-type="float" office:value="1.08089725" calcext:value-type="float">
            <text:p>1.08089725</text:p>
          </table:table-cell>
          <table:table-cell table:formula="of:=([.B3]+[Reduction.A3]+[.F3]+[.H3])/4" office:value-type="float" office:value="0.90674325" calcext:value-type="float">
            <text:p>0.90674325</text:p>
          </table:table-cell>
          <table:table-cell table:formula="of:=STDEV([.B3];[.D3];[.F3];[.H3])" office:value-type="float" office:value="0.393157524636966" calcext:value-type="float">
            <text:p>0.393157524636966</text:p>
          </table:table-cell>
          <table:table-cell/>
          <table:table-cell table:formula="of:=[.K3]/[.L3]" office:value-type="float" office:value="1.19206539447633" calcext:value-type="float">
            <text:p>1.19206539447633</text:p>
          </table:table-cell>
        </table:table-row>
        <table:table-row table:style-name="ro1">
          <table:table-cell office:value-type="float" office:value="1.30247" calcext:value-type="float">
            <text:p>1.30247</text:p>
          </table:table-cell>
          <table:table-cell office:value-type="float" office:value="0.655329" calcext:value-type="float">
            <text:p>0.655329</text:p>
          </table:table-cell>
          <table:table-cell office:value-type="float" office:value="1.302227" calcext:value-type="float">
            <text:p>1.302227</text:p>
          </table:table-cell>
          <table:table-cell office:value-type="float" office:value="0.651435" calcext:value-type="float">
            <text:p>0.651435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0.654807" calcext:value-type="float">
            <text:p>0.654807</text:p>
          </table:table-cell>
          <table:table-cell office:value-type="float" office:value="1.303096" calcext:value-type="float">
            <text:p>1.303096</text:p>
          </table:table-cell>
          <table:table-cell office:value-type="float" office:value="0.656687" calcext:value-type="float">
            <text:p>0.65668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A4]+[.C4]+[Reduction.B4]+[.G4])/4" office:value-type="float" office:value="1.03371575" calcext:value-type="float">
            <text:p>1.03371575</text:p>
          </table:table-cell>
          <table:table-cell table:formula="of:=([.B4]+[Reduction.A4]+[.F4]+[.H4])/4" office:value-type="float" office:value="0.63495575" calcext:value-type="float">
            <text:p>0.63495575</text:p>
          </table:table-cell>
          <table:table-cell table:formula="of:=STDEV([.B4];[.D4];[.F4];[.H4])" office:value-type="float" office:value="0.00223174393692467" calcext:value-type="float">
            <text:p>0.002231743936925</text:p>
          </table:table-cell>
          <table:table-cell/>
          <table:table-cell table:formula="of:=[.K4]/[.L4]" office:value-type="float" office:value="1.62801226699656" calcext:value-type="float">
            <text:p>1.62801226699656</text:p>
          </table:table-cell>
        </table:table-row>
        <table:table-row table:style-name="ro1">
          <table:table-cell office:value-type="float" office:value="1.302318" calcext:value-type="float">
            <text:p>1.302318</text:p>
          </table:table-cell>
          <table:table-cell office:value-type="float" office:value="0.445045" calcext:value-type="float">
            <text:p>0.445045</text:p>
          </table:table-cell>
          <table:table-cell office:value-type="float" office:value="1.300904" calcext:value-type="float">
            <text:p>1.300904</text:p>
          </table:table-cell>
          <table:table-cell office:value-type="float" office:value="0.446377" calcext:value-type="float">
            <text:p>0.446377</text:p>
          </table:table-cell>
          <table:table-cell office:value-type="float" office:value="1.301822" calcext:value-type="float">
            <text:p>1.301822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1.301848" calcext:value-type="float">
            <text:p>1.301848</text:p>
          </table:table-cell>
          <table:table-cell office:value-type="float" office:value="0.44643" calcext:value-type="float">
            <text:p>0.4464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A5]+[.C5]+[Reduction.B5]+[.G5])/4" office:value-type="float" office:value="1.0149525" calcext:value-type="float">
            <text:p>1.0149525</text:p>
          </table:table-cell>
          <table:table-cell table:formula="of:=([.B5]+[Reduction.A5]+[.F5]+[.H5])/4" office:value-type="float" office:value="0.4605065" calcext:value-type="float">
            <text:p>0.4605065</text:p>
          </table:table-cell>
          <table:table-cell table:formula="of:=STDEV([.B5];[.D5];[.F5];[.H5])" office:value-type="float" office:value="0.000656567526357108" calcext:value-type="float">
            <text:p>0.000656567526357</text:p>
          </table:table-cell>
          <table:table-cell/>
          <table:table-cell table:formula="of:=[.K5]/[.L5]" office:value-type="float" office:value="2.20399169175679" calcext:value-type="float">
            <text:p>2.20399169175679</text:p>
          </table:table-cell>
        </table:table-row>
        <table:table-row table:style-name="ro1">
          <table:table-cell office:value-type="float" office:value="1.300586" calcext:value-type="float">
            <text:p>1.300586</text:p>
          </table:table-cell>
          <table:table-cell office:value-type="float" office:value="0.337537" calcext:value-type="float">
            <text:p>0.337537</text:p>
          </table:table-cell>
          <table:table-cell office:value-type="float" office:value="1.300932" calcext:value-type="float">
            <text:p>1.300932</text:p>
          </table:table-cell>
          <table:table-cell office:value-type="float" office:value="0.338026" calcext:value-type="float">
            <text:p>0.338026</text:p>
          </table:table-cell>
          <table:table-cell office:value-type="float" office:value="1.302714" calcext:value-type="float">
            <text:p>1.302714</text:p>
          </table:table-cell>
          <table:table-cell office:value-type="float" office:value="0.333541" calcext:value-type="float">
            <text:p>0.333541</text:p>
          </table:table-cell>
          <table:table-cell office:value-type="float" office:value="1.302212" calcext:value-type="float">
            <text:p>1.302212</text:p>
          </table:table-cell>
          <table:table-cell office:value-type="float" office:value="0.336377" calcext:value-type="float">
            <text:p>0.336377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A6]+[.C6]+[Reduction.B6]+[.G6])/4" office:value-type="float" office:value="1.005171" calcext:value-type="float">
            <text:p>1.005171</text:p>
          </table:table-cell>
          <table:table-cell table:formula="of:=([.B6]+[Reduction.A6]+[.F6]+[.H6])/4" office:value-type="float" office:value="0.364778" calcext:value-type="float">
            <text:p>0.364778</text:p>
          </table:table-cell>
          <table:table-cell table:formula="of:=STDEV([.B6];[.D6];[.F6];[.H6])" office:value-type="float" office:value="0.00200893958346189" calcext:value-type="float">
            <text:p>0.002008939583462</text:p>
          </table:table-cell>
          <table:table-cell/>
          <table:table-cell table:formula="of:=[.K6]/[.L6]" office:value-type="float" office:value="2.75556914068283" calcext:value-type="float">
            <text:p>2.75556914068283</text:p>
          </table:table-cell>
        </table:table-row>
        <table:table-row table:style-name="ro1">
          <table:table-cell office:value-type="float" office:value="1.300804" calcext:value-type="float">
            <text:p>1.300804</text:p>
          </table:table-cell>
          <table:table-cell office:value-type="float" office:value="0.275787" calcext:value-type="float">
            <text:p>0.275787</text:p>
          </table:table-cell>
          <table:table-cell office:value-type="float" office:value="1.302062" calcext:value-type="float">
            <text:p>1.302062</text:p>
          </table:table-cell>
          <table:table-cell office:value-type="float" office:value="0.273694" calcext:value-type="float">
            <text:p>0.273694</text:p>
          </table:table-cell>
          <table:table-cell office:value-type="float" office:value="1.301806" calcext:value-type="float">
            <text:p>1.301806</text:p>
          </table:table-cell>
          <table:table-cell office:value-type="float" office:value="0.273931" calcext:value-type="float">
            <text:p>0.273931</text:p>
          </table:table-cell>
          <table:table-cell office:value-type="float" office:value="1.30235" calcext:value-type="float">
            <text:p>1.30235</text:p>
          </table:table-cell>
          <table:table-cell office:value-type="float" office:value="0.274497" calcext:value-type="float">
            <text:p>0.274497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A7]+[.C7]+[Reduction.B7]+[.G7])/4" office:value-type="float" office:value="1.000292" calcext:value-type="float">
            <text:p>1.000292</text:p>
          </table:table-cell>
          <table:table-cell table:formula="of:=([.B7]+[Reduction.A7]+[.F7]+[.H7])/4" office:value-type="float" office:value="0.32733325" calcext:value-type="float">
            <text:p>0.32733325</text:p>
          </table:table-cell>
          <table:table-cell table:formula="of:=STDEV([.B7];[.D7];[.F7];[.H7])" office:value-type="float" office:value="0.000935896139180704" calcext:value-type="float">
            <text:p>0.000935896139181</text:p>
          </table:table-cell>
          <table:table-cell/>
          <table:table-cell table:formula="of:=[.K7]/[.L7]" office:value-type="float" office:value="3.05588265170129" calcext:value-type="float">
            <text:p>3.05588265170129</text:p>
          </table:table-cell>
        </table:table-row>
        <table:table-row table:style-name="ro1">
          <table:table-cell office:value-type="float" office:value="1.268455" calcext:value-type="float">
            <text:p>1.268455</text:p>
          </table:table-cell>
          <table:table-cell office:value-type="float" office:value="0.230263" calcext:value-type="float">
            <text:p>0.230263</text:p>
          </table:table-cell>
          <table:table-cell office:value-type="float" office:value="1.302625" calcext:value-type="float">
            <text:p>1.302625</text:p>
          </table:table-cell>
          <table:table-cell office:value-type="float" office:value="0.230719" calcext:value-type="float">
            <text:p>0.230719</text:p>
          </table:table-cell>
          <table:table-cell office:value-type="float" office:value="1.268639" calcext:value-type="float">
            <text:p>1.268639</text:p>
          </table:table-cell>
          <table:table-cell office:value-type="float" office:value="0.23" calcext:value-type="float">
            <text:p>0.23</text:p>
          </table:table-cell>
          <table:table-cell office:value-type="float" office:value="1.302058" calcext:value-type="float">
            <text:p>1.302058</text:p>
          </table:table-cell>
          <table:table-cell office:value-type="float" office:value="0.230538" calcext:value-type="float">
            <text:p>0.230538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A8]+[.C8]+[Reduction.B8]+[.G8])/4" office:value-type="float" office:value="0.9883545" calcext:value-type="float">
            <text:p>0.9883545</text:p>
          </table:table-cell>
          <table:table-cell table:formula="of:=([.B8]+[Reduction.A8]+[.F8]+[.H8])/4" office:value-type="float" office:value="0.30224825" calcext:value-type="float">
            <text:p>0.30224825</text:p>
          </table:table-cell>
          <table:table-cell table:formula="of:=STDEV([.B8];[.D8];[.F8];[.H8])" office:value-type="float" office:value="0.000315158161351819" calcext:value-type="float">
            <text:p>0.000315158161352</text:p>
          </table:table-cell>
          <table:table-cell/>
          <table:table-cell table:formula="of:=[.K8]/[.L8]" office:value-type="float" office:value="3.27000900749632" calcext:value-type="float">
            <text:p>3.27000900749632</text:p>
          </table:table-cell>
        </table:table-row>
        <table:table-row table:style-name="ro1">
          <table:table-cell office:value-type="float" office:value="1.283217" calcext:value-type="float">
            <text:p>1.283217</text:p>
          </table:table-cell>
          <table:table-cell office:value-type="float" office:value="0.201515" calcext:value-type="float">
            <text:p>0.201515</text:p>
          </table:table-cell>
          <table:table-cell office:value-type="float" office:value="1.264093" calcext:value-type="float">
            <text:p>1.264093</text:p>
          </table:table-cell>
          <table:table-cell office:value-type="float" office:value="0.203067" calcext:value-type="float">
            <text:p>0.203067</text:p>
          </table:table-cell>
          <table:table-cell office:value-type="float" office:value="1.303052" calcext:value-type="float">
            <text:p>1.303052</text:p>
          </table:table-cell>
          <table:table-cell office:value-type="float" office:value="0.200636" calcext:value-type="float">
            <text:p>0.200636</text:p>
          </table:table-cell>
          <table:table-cell office:value-type="float" office:value="1.283954" calcext:value-type="float">
            <text:p>1.283954</text:p>
          </table:table-cell>
          <table:table-cell office:value-type="float" office:value="0.201447" calcext:value-type="float">
            <text:p>0.201447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A9]+[.C9]+[Reduction.B9]+[.G9])/4" office:value-type="float" office:value="0.97551325" calcext:value-type="float">
            <text:p>0.97551325</text:p>
          </table:table-cell>
          <table:table-cell table:formula="of:=([.B9]+[Reduction.A9]+[.F9]+[.H9])/4" office:value-type="float" office:value="0.266109" calcext:value-type="float">
            <text:p>0.266109</text:p>
          </table:table-cell>
          <table:table-cell table:formula="of:=STDEV([.B9];[.D9];[.F9];[.H9])" office:value-type="float" office:value="0.00101562177178975" calcext:value-type="float">
            <text:p>0.00101562177179</text:p>
          </table:table-cell>
          <table:table-cell/>
          <table:table-cell table:formula="of:=[.K9]/[.L9]" office:value-type="float" office:value="3.66584087723452" calcext:value-type="float">
            <text:p>3.66584087723452</text:p>
          </table:table-cell>
        </table:table-row>
        <table:table-row table:style-name="ro1">
          <table:table-cell office:value-type="float" office:value="1.282483" calcext:value-type="float">
            <text:p>1.282483</text:p>
          </table:table-cell>
          <table:table-cell office:value-type="float" office:value="0.178479" calcext:value-type="float">
            <text:p>0.178479</text:p>
          </table:table-cell>
          <table:table-cell office:value-type="float" office:value="1.307389" calcext:value-type="float">
            <text:p>1.307389</text:p>
          </table:table-cell>
          <table:table-cell office:value-type="float" office:value="0.179086" calcext:value-type="float">
            <text:p>0.179086</text:p>
          </table:table-cell>
          <table:table-cell office:value-type="float" office:value="1.304204" calcext:value-type="float">
            <text:p>1.304204</text:p>
          </table:table-cell>
          <table:table-cell office:value-type="float" office:value="0.177335" calcext:value-type="float">
            <text:p>0.177335</text:p>
          </table:table-cell>
          <table:table-cell office:value-type="float" office:value="1.3032" calcext:value-type="float">
            <text:p>1.3032</text:p>
          </table:table-cell>
          <table:table-cell office:value-type="float" office:value="0.178433" calcext:value-type="float">
            <text:p>0.178433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A10]+[.C10]+[Reduction.B10]+[.G10])/4" office:value-type="float" office:value="0.988832" calcext:value-type="float">
            <text:p>0.988832</text:p>
          </table:table-cell>
          <table:table-cell table:formula="of:=([.B10]+[Reduction.A10]+[.F10]+[.H10])/4" office:value-type="float" office:value="0.24994225" calcext:value-type="float">
            <text:p>0.24994225</text:p>
          </table:table-cell>
          <table:table-cell table:formula="of:=STDEV([.B10];[.D10];[.F10];[.H10])" office:value-type="float" office:value="0.000729001314585007" calcext:value-type="float">
            <text:p>0.000729001314585</text:p>
          </table:table-cell>
          <table:table-cell/>
          <table:table-cell table:formula="of:=[.K10]/[.L10]" office:value-type="float" office:value="3.95624189187702" calcext:value-type="float">
            <text:p>3.95624189187702</text:p>
          </table:table-cell>
        </table:table-row>
        <table:table-row table:style-name="ro1">
          <table:table-cell office:value-type="float" office:value="1.27837" calcext:value-type="float">
            <text:p>1.27837</text:p>
          </table:table-cell>
          <table:table-cell office:value-type="float" office:value="0.162964" calcext:value-type="float">
            <text:p>0.162964</text:p>
          </table:table-cell>
          <table:table-cell office:value-type="float" office:value="1.30369" calcext:value-type="float">
            <text:p>1.30369</text:p>
          </table:table-cell>
          <table:table-cell office:value-type="float" office:value="0.160275" calcext:value-type="float">
            <text:p>0.160275</text:p>
          </table:table-cell>
          <table:table-cell office:value-type="float" office:value="1.301888" calcext:value-type="float">
            <text:p>1.301888</text:p>
          </table:table-cell>
          <table:table-cell office:value-type="float" office:value="0.163634" calcext:value-type="float">
            <text:p>0.163634</text:p>
          </table:table-cell>
          <table:table-cell office:value-type="float" office:value="1.302077" calcext:value-type="float">
            <text:p>1.302077</text:p>
          </table:table-cell>
          <table:table-cell office:value-type="float" office:value="0.162127" calcext:value-type="float">
            <text:p>0.16212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A11]+[.C11]+[Reduction.B11]+[.G11])/4" office:value-type="float" office:value="0.9852155" calcext:value-type="float">
            <text:p>0.9852155</text:p>
          </table:table-cell>
          <table:table-cell table:formula="of:=([.B11]+[Reduction.A11]+[.F11]+[.H11])/4" office:value-type="float" office:value="0.23500775" calcext:value-type="float">
            <text:p>0.23500775</text:p>
          </table:table-cell>
          <table:table-cell table:formula="of:=STDEV([.B11];[.D11];[.F11];[.H11])" office:value-type="float" office:value="0.00145384616334283" calcext:value-type="float">
            <text:p>0.001453846163343</text:p>
          </table:table-cell>
          <table:table-cell/>
          <table:table-cell table:formula="of:=[.K11]/[.L11]" office:value-type="float" office:value="4.19226812732772" calcext:value-type="float">
            <text:p>4.19226812732772</text:p>
          </table:table-cell>
        </table:table-row>
        <table:table-row table:style-name="ro1">
          <table:table-cell office:value-type="float" office:value="1.302583" calcext:value-type="float">
            <text:p>1.302583</text:p>
          </table:table-cell>
          <table:table-cell office:value-type="float" office:value="0.147072" calcext:value-type="float">
            <text:p>0.147072</text:p>
          </table:table-cell>
          <table:table-cell office:value-type="float" office:value="1.302593" calcext:value-type="float">
            <text:p>1.302593</text:p>
          </table:table-cell>
          <table:table-cell office:value-type="float" office:value="0.146696" calcext:value-type="float">
            <text:p>0.146696</text:p>
          </table:table-cell>
          <table:table-cell office:value-type="float" office:value="1.302282" calcext:value-type="float">
            <text:p>1.302282</text:p>
          </table:table-cell>
          <table:table-cell office:value-type="float" office:value="0.146567" calcext:value-type="float">
            <text:p>0.146567</text:p>
          </table:table-cell>
          <table:table-cell office:value-type="float" office:value="1.302362" calcext:value-type="float">
            <text:p>1.302362</text:p>
          </table:table-cell>
          <table:table-cell office:value-type="float" office:value="0.146304" calcext:value-type="float">
            <text:p>0.14630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A12]+[.C12]+[Reduction.B12]+[.G12])/4" office:value-type="float" office:value="0.990635" calcext:value-type="float">
            <text:p>0.990635</text:p>
          </table:table-cell>
          <table:table-cell table:formula="of:=([.B12]+[Reduction.A12]+[.F12]+[.H12])/4" office:value-type="float" office:value="0.25738275" calcext:value-type="float">
            <text:p>0.25738275</text:p>
          </table:table-cell>
          <table:table-cell table:formula="of:=STDEV([.B12];[.D12];[.F12];[.H12])" office:value-type="float" office:value="0.000319595968894055" calcext:value-type="float">
            <text:p>0.000319595968894</text:p>
          </table:table-cell>
          <table:table-cell/>
          <table:table-cell table:formula="of:=[.K12]/[.L12]" office:value-type="float" office:value="3.84887876130005" calcext:value-type="float">
            <text:p>3.84887876130005</text:p>
          </table:table-cell>
        </table:table-row>
        <table:table-row table:style-name="ro1">
          <table:table-cell office:value-type="float" office:value="1.267938" calcext:value-type="float">
            <text:p>1.267938</text:p>
          </table:table-cell>
          <table:table-cell office:value-type="float" office:value="0.137015" calcext:value-type="float">
            <text:p>0.137015</text:p>
          </table:table-cell>
          <table:table-cell office:value-type="float" office:value="1.284529" calcext:value-type="float">
            <text:p>1.284529</text:p>
          </table:table-cell>
          <table:table-cell office:value-type="float" office:value="0.137681" calcext:value-type="float">
            <text:p>0.137681</text:p>
          </table:table-cell>
          <table:table-cell office:value-type="float" office:value="1.30252" calcext:value-type="float">
            <text:p>1.30252</text:p>
          </table:table-cell>
          <table:table-cell office:value-type="float" office:value="0.137509" calcext:value-type="float">
            <text:p>0.137509</text:p>
          </table:table-cell>
          <table:table-cell office:value-type="float" office:value="1.281986" calcext:value-type="float">
            <text:p>1.281986</text:p>
          </table:table-cell>
          <table:table-cell office:value-type="float" office:value="0.135925" calcext:value-type="float">
            <text:p>0.1359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A13]+[.C13]+[Reduction.B13]+[.G13])/4" office:value-type="float" office:value="0.97061825" calcext:value-type="float">
            <text:p>0.97061825</text:p>
          </table:table-cell>
          <table:table-cell table:formula="of:=([.B13]+[Reduction.A13]+[.F13]+[.H13])/4" office:value-type="float" office:value="0.2279195" calcext:value-type="float">
            <text:p>0.2279195</text:p>
          </table:table-cell>
          <table:table-cell table:formula="of:=STDEV([.B13];[.D13];[.F13];[.H13])" office:value-type="float" office:value="0.000790457040789275" calcext:value-type="float">
            <text:p>0.000790457040789</text:p>
          </table:table-cell>
          <table:table-cell/>
          <table:table-cell table:formula="of:=[.K13]/[.L13]" office:value-type="float" office:value="4.2586011727825" calcext:value-type="float">
            <text:p>4.2586011727825</text:p>
          </table:table-cell>
        </table:table-row>
        <table:table-row table:style-name="ro1">
          <table:table-cell office:value-type="float" office:value="1.301262" calcext:value-type="float">
            <text:p>1.301262</text:p>
          </table:table-cell>
          <table:table-cell office:value-type="float" office:value="0.126241" calcext:value-type="float">
            <text:p>0.126241</text:p>
          </table:table-cell>
          <table:table-cell office:value-type="float" office:value="1.302668" calcext:value-type="float">
            <text:p>1.302668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1.302491" calcext:value-type="float">
            <text:p>1.302491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1.300544" calcext:value-type="float">
            <text:p>1.300544</text:p>
          </table:table-cell>
          <table:table-cell office:value-type="float" office:value="0.126182" calcext:value-type="float">
            <text:p>0.12618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A14]+[.C14]+[Reduction.B14]+[.G14])/4" office:value-type="float" office:value="0.98712675" calcext:value-type="float">
            <text:p>0.98712675</text:p>
          </table:table-cell>
          <table:table-cell table:formula="of:=([.B14]+[Reduction.A14]+[.F14]+[.H14])/4" office:value-type="float" office:value="0.21257" calcext:value-type="float">
            <text:p>0.21257</text:p>
          </table:table-cell>
          <table:table-cell table:formula="of:=STDEV([.B14];[.D14];[.F14];[.H14])" office:value-type="float" office:value="0.0000325832267687992" calcext:value-type="float">
            <text:p>3.25832267687992E-05</text:p>
          </table:table-cell>
          <table:table-cell/>
          <table:table-cell table:formula="of:=[.K14]/[.L14]" office:value-type="float" office:value="4.64377263960107" calcext:value-type="float">
            <text:p>4.64377263960107</text:p>
          </table:table-cell>
        </table:table-row>
        <table:table-row table:style-name="ro1">
          <table:table-cell office:value-type="float" office:value="1.251577" calcext:value-type="float">
            <text:p>1.251577</text:p>
          </table:table-cell>
          <table:table-cell office:value-type="float" office:value="0.11658" calcext:value-type="float">
            <text:p>0.11658</text:p>
          </table:table-cell>
          <table:table-cell office:value-type="float" office:value="1.302403" calcext:value-type="float">
            <text:p>1.302403</text:p>
          </table:table-cell>
          <table:table-cell office:value-type="float" office:value="0.116468" calcext:value-type="float">
            <text:p>0.116468</text:p>
          </table:table-cell>
          <table:table-cell office:value-type="float" office:value="1.302699" calcext:value-type="float">
            <text:p>1.302699</text:p>
          </table:table-cell>
          <table:table-cell office:value-type="float" office:value="0.116571" calcext:value-type="float">
            <text:p>0.116571</text:p>
          </table:table-cell>
          <table:table-cell office:value-type="float" office:value="1.275643" calcext:value-type="float">
            <text:p>1.275643</text:p>
          </table:table-cell>
          <table:table-cell office:value-type="float" office:value="0.116614" calcext:value-type="float">
            <text:p>0.11661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A15]+[.C15]+[Reduction.B15]+[.G15])/4" office:value-type="float" office:value="0.9675705" calcext:value-type="float">
            <text:p>0.9675705</text:p>
          </table:table-cell>
          <table:table-cell table:formula="of:=([.B15]+[Reduction.A15]+[.F15]+[.H15])/4" office:value-type="float" office:value="0.20118375" calcext:value-type="float">
            <text:p>0.20118375</text:p>
          </table:table-cell>
          <table:table-cell table:formula="of:=STDEV([.B15];[.D15];[.F15];[.H15])" office:value-type="float" office:value="0.0000629517010625384" calcext:value-type="float">
            <text:p>6.29517010625384E-05</text:p>
          </table:table-cell>
          <table:table-cell/>
          <table:table-cell table:formula="of:=[.K15]/[.L15]" office:value-type="float" office:value="4.8093869410427" calcext:value-type="float">
            <text:p>4.8093869410427</text:p>
          </table:table-cell>
        </table:table-row>
        <table:table-row table:style-name="ro1">
          <table:table-cell office:value-type="float" office:value="1.273931" calcext:value-type="float">
            <text:p>1.273931</text:p>
          </table:table-cell>
          <table:table-cell office:value-type="float" office:value="0.108214" calcext:value-type="float">
            <text:p>0.108214</text:p>
          </table:table-cell>
          <table:table-cell office:value-type="float" office:value="1.266649" calcext:value-type="float">
            <text:p>1.266649</text:p>
          </table:table-cell>
          <table:table-cell office:value-type="float" office:value="0.108197" calcext:value-type="float">
            <text:p>0.108197</text:p>
          </table:table-cell>
          <table:table-cell office:value-type="float" office:value="1.301994" calcext:value-type="float">
            <text:p>1.301994</text:p>
          </table:table-cell>
          <table:table-cell office:value-type="float" office:value="0.108221" calcext:value-type="float">
            <text:p>0.108221</text:p>
          </table:table-cell>
          <table:table-cell office:value-type="float" office:value="1.286258" calcext:value-type="float">
            <text:p>1.286258</text:p>
          </table:table-cell>
          <table:table-cell office:value-type="float" office:value="0.107836" calcext:value-type="float">
            <text:p>0.10783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A16]+[.C16]+[Reduction.B16]+[.G16])/4" office:value-type="float" office:value="0.96614025" calcext:value-type="float">
            <text:p>0.96614025</text:p>
          </table:table-cell>
          <table:table-cell table:formula="of:=([.B16]+[Reduction.A16]+[.F16]+[.H16])/4" office:value-type="float" office:value="0.203486" calcext:value-type="float">
            <text:p>0.203486</text:p>
          </table:table-cell>
          <table:table-cell table:formula="of:=STDEV([.B16];[.D16];[.F16];[.H16])" office:value-type="float" office:value="0.000187604193272252" calcext:value-type="float">
            <text:p>0.000187604193272</text:p>
          </table:table-cell>
          <table:table-cell/>
          <table:table-cell table:formula="of:=[.K16]/[.L16]" office:value-type="float" office:value="4.74794457603963" calcext:value-type="float">
            <text:p>4.74794457603963</text:p>
          </table:table-cell>
        </table:table-row>
        <table:table-row table:style-name="ro1">
          <table:table-cell office:value-type="float" office:value="1.265085" calcext:value-type="float">
            <text:p>1.265085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1.301808" calcext:value-type="float">
            <text:p>1.30180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1.303294" calcext:value-type="float">
            <text:p>1.303294</text:p>
          </table:table-cell>
          <table:table-cell office:value-type="float" office:value="0.100991" calcext:value-type="float">
            <text:p>0.100991</text:p>
          </table:table-cell>
          <table:table-cell office:value-type="float" office:value="1.302297" calcext:value-type="float">
            <text:p>1.302297</text:p>
          </table:table-cell>
          <table:table-cell office:value-type="float" office:value="0.101064" calcext:value-type="float">
            <text:p>0.10106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A17]+[.C17]+[Reduction.B17]+[.G17])/4" office:value-type="float" office:value="0.976127" calcext:value-type="float">
            <text:p>0.976127</text:p>
          </table:table-cell>
          <table:table-cell table:formula="of:=([.B17]+[Reduction.A17]+[.F17]+[.H17])/4" office:value-type="float" office:value="0.22454125" calcext:value-type="float">
            <text:p>0.22454125</text:p>
          </table:table-cell>
          <table:table-cell table:formula="of:=STDEV([.B17];[.D17];[.F17];[.H17])" office:value-type="float" office:value="0.0000342478709800581" calcext:value-type="float">
            <text:p>3.42478709800581E-05</text:p>
          </table:table-cell>
          <table:table-cell/>
          <table:table-cell table:formula="of:=[.K17]/[.L17]" office:value-type="float" office:value="4.34720569160455" calcext:value-type="float">
            <text:p>4.34720569160455</text:p>
          </table:table-cell>
        </table:table-row>
        <table:table-row table:style-name="ro1">
          <table:table-cell office:value-type="float" office:value="1.238885" calcext:value-type="float">
            <text:p>1.238885</text:p>
          </table:table-cell>
          <table:table-cell office:value-type="float" office:value="0.094729" calcext:value-type="float">
            <text:p>0.094729</text:p>
          </table:table-cell>
          <table:table-cell office:value-type="float" office:value="1.302235" calcext:value-type="float">
            <text:p>1.302235</text:p>
          </table:table-cell>
          <table:table-cell office:value-type="float" office:value="0.094762" calcext:value-type="float">
            <text:p>0.094762</text:p>
          </table:table-cell>
          <table:table-cell office:value-type="float" office:value="1.302261" calcext:value-type="float">
            <text:p>1.302261</text:p>
          </table:table-cell>
          <table:table-cell office:value-type="float" office:value="0.094733" calcext:value-type="float">
            <text:p>0.094733</text:p>
          </table:table-cell>
          <table:table-cell office:value-type="float" office:value="1.303072" calcext:value-type="float">
            <text:p>1.303072</text:p>
          </table:table-cell>
          <table:table-cell office:value-type="float" office:value="0.094822" calcext:value-type="float">
            <text:p>0.09482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A18]+[.C18]+[Reduction.B18]+[.G18])/4" office:value-type="float" office:value="0.969321" calcext:value-type="float">
            <text:p>0.969321</text:p>
          </table:table-cell>
          <table:table-cell table:formula="of:=([.B18]+[Reduction.A18]+[.F18]+[.H18])/4" office:value-type="float" office:value="0.189087" calcext:value-type="float">
            <text:p>0.189087</text:p>
          </table:table-cell>
          <table:table-cell table:formula="of:=STDEV([.B18];[.D18];[.F18];[.H18])" office:value-type="float" office:value="0.0000429301758673286" calcext:value-type="float">
            <text:p>4.29301758673286E-05</text:p>
          </table:table-cell>
          <table:table-cell/>
          <table:table-cell table:formula="of:=[.K18]/[.L18]" office:value-type="float" office:value="5.12632280378873" calcext:value-type="float">
            <text:p>5.12632280378873</text:p>
          </table:table-cell>
        </table:table-row>
        <table:table-row table:style-name="ro1">
          <table:table-cell office:value-type="float" office:value="1.283944" calcext:value-type="float">
            <text:p>1.283944</text:p>
          </table:table-cell>
          <table:table-cell office:value-type="float" office:value="0.089194" calcext:value-type="float">
            <text:p>0.089194</text:p>
          </table:table-cell>
          <table:table-cell office:value-type="float" office:value="1.302313" calcext:value-type="float">
            <text:p>1.302313</text:p>
          </table:table-cell>
          <table:table-cell office:value-type="float" office:value="0.089243" calcext:value-type="float">
            <text:p>0.089243</text:p>
          </table:table-cell>
          <table:table-cell office:value-type="float" office:value="1.30174" calcext:value-type="float">
            <text:p>1.30174</text:p>
          </table:table-cell>
          <table:table-cell office:value-type="float" office:value="0.089126" calcext:value-type="float">
            <text:p>0.089126</text:p>
          </table:table-cell>
          <table:table-cell office:value-type="float" office:value="1.302384" calcext:value-type="float">
            <text:p>1.302384</text:p>
          </table:table-cell>
          <table:table-cell office:value-type="float" office:value="0.089279" calcext:value-type="float">
            <text:p>0.08927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A19]+[.C19]+[Reduction.B19]+[.G19])/4" office:value-type="float" office:value="0.97995775" calcext:value-type="float">
            <text:p>0.97995775</text:p>
          </table:table-cell>
          <table:table-cell table:formula="of:=([.B19]+[Reduction.A19]+[.F19]+[.H19])/4" office:value-type="float" office:value="0.18008775" calcext:value-type="float">
            <text:p>0.18008775</text:p>
          </table:table-cell>
          <table:table-cell table:formula="of:=STDEV([.B19];[.D19];[.F19];[.H19])" office:value-type="float" office:value="0.0000662344321331448" calcext:value-type="float">
            <text:p>6.62344321331448E-05</text:p>
          </table:table-cell>
          <table:table-cell/>
          <table:table-cell table:formula="of:=[.K19]/[.L19]" office:value-type="float" office:value="5.44155696320266" calcext:value-type="float">
            <text:p>5.44155696320266</text:p>
          </table:table-cell>
        </table:table-row>
        <table:table-row table:style-name="ro1">
          <table:table-cell office:value-type="float" office:value="1.255894" calcext:value-type="float">
            <text:p>1.255894</text:p>
          </table:table-cell>
          <table:table-cell office:value-type="float" office:value="0.084242" calcext:value-type="float">
            <text:p>0.084242</text:p>
          </table:table-cell>
          <table:table-cell office:value-type="float" office:value="1.302697" calcext:value-type="float">
            <text:p>1.302697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1.305037" calcext:value-type="float">
            <text:p>1.305037</text:p>
          </table:table-cell>
          <table:table-cell office:value-type="float" office:value="0.084311" calcext:value-type="float">
            <text:p>0.084311</text:p>
          </table:table-cell>
          <table:table-cell office:value-type="float" office:value="1.293991" calcext:value-type="float">
            <text:p>1.293991</text:p>
          </table:table-cell>
          <table:table-cell office:value-type="float" office:value="0.08407" calcext:value-type="float">
            <text:p>0.0840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A20]+[.C20]+[Reduction.B20]+[.G20])/4" office:value-type="float" office:value="0.970521" calcext:value-type="float">
            <text:p>0.970521</text:p>
          </table:table-cell>
          <table:table-cell table:formula="of:=([.B20]+[Reduction.A20]+[.F20]+[.H20])/4" office:value-type="float" office:value="0.18570875" calcext:value-type="float">
            <text:p>0.18570875</text:p>
          </table:table-cell>
          <table:table-cell table:formula="of:=STDEV([.B20];[.D20];[.F20];[.H20])" office:value-type="float" office:value="0.000101526269178635" calcext:value-type="float">
            <text:p>0.000101526269179</text:p>
          </table:table-cell>
          <table:table-cell/>
          <table:table-cell table:formula="of:=[.K20]/[.L20]" office:value-type="float" office:value="5.2260380838275" calcext:value-type="float">
            <text:p>5.2260380838275</text:p>
          </table:table-cell>
        </table:table-row>
        <table:table-row table:style-name="ro1">
          <table:table-cell office:value-type="float" office:value="1.302467" calcext:value-type="float">
            <text:p>1.302467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1.302559" calcext:value-type="float">
            <text:p>1.302559</text:p>
          </table:table-cell>
          <table:table-cell office:value-type="float" office:value="0.079949" calcext:value-type="float">
            <text:p>0.079949</text:p>
          </table:table-cell>
          <table:table-cell office:value-type="float" office:value="1.303056" calcext:value-type="float">
            <text:p>1.303056</text:p>
          </table:table-cell>
          <table:table-cell office:value-type="float" office:value="0.079806" calcext:value-type="float">
            <text:p>0.079806</text:p>
          </table:table-cell>
          <table:table-cell office:value-type="float" office:value="1.302549" calcext:value-type="float">
            <text:p>1.302549</text:p>
          </table:table-cell>
          <table:table-cell office:value-type="float" office:value="0.079913" calcext:value-type="float">
            <text:p>0.07991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A21]+[.C21]+[Reduction.B21]+[.G21])/4" office:value-type="float" office:value="0.98389525" calcext:value-type="float">
            <text:p>0.98389525</text:p>
          </table:table-cell>
          <table:table-cell table:formula="of:=([.B21]+[Reduction.A21]+[.F21]+[.H21])/4" office:value-type="float" office:value="0.1740585" calcext:value-type="float">
            <text:p>0.1740585</text:p>
          </table:table-cell>
          <table:table-cell table:formula="of:=STDEV([.B21];[.D21];[.F21];[.H21])" office:value-type="float" office:value="0.0000655489638870513" calcext:value-type="float">
            <text:p>6.55489638870513E-05</text:p>
          </table:table-cell>
          <table:table-cell/>
          <table:table-cell table:formula="of:=[.K21]/[.L21]" office:value-type="float" office:value="5.65266993568254" calcext:value-type="float">
            <text:p>5.65266993568254</text:p>
          </table:table-cell>
        </table:table-row>
        <table:table-row table:style-name="ro1">
          <table:table-cell office:value-type="float" office:value="1.302024" calcext:value-type="float">
            <text:p>1.302024</text:p>
          </table:table-cell>
          <table:table-cell office:value-type="float" office:value="0.104089" calcext:value-type="float">
            <text:p>0.104089</text:p>
          </table:table-cell>
          <table:table-cell office:value-type="float" office:value="1.302934" calcext:value-type="float">
            <text:p>1.302934</text:p>
          </table:table-cell>
          <table:table-cell office:value-type="float" office:value="0.113231" calcext:value-type="float">
            <text:p>0.113231</text:p>
          </table:table-cell>
          <table:table-cell office:value-type="float" office:value="1.301926" calcext:value-type="float">
            <text:p>1.301926</text:p>
          </table:table-cell>
          <table:table-cell office:value-type="float" office:value="0.113322" calcext:value-type="float">
            <text:p>0.113322</text:p>
          </table:table-cell>
          <table:table-cell office:value-type="float" office:value="1.285001" calcext:value-type="float">
            <text:p>1.285001</text:p>
          </table:table-cell>
          <table:table-cell office:value-type="float" office:value="0.102016" calcext:value-type="float">
            <text:p>0.1020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A22]+[.C22]+[Reduction.B22]+[.G22])/4" office:value-type="float" office:value="0.98338" calcext:value-type="float">
            <text:p>0.98338</text:p>
          </table:table-cell>
          <table:table-cell table:formula="of:=([.B22]+[Reduction.A22]+[.F22]+[.H22])/4" office:value-type="float" office:value="0.192773" calcext:value-type="float">
            <text:p>0.192773</text:p>
          </table:table-cell>
          <table:table-cell table:formula="of:=STDEV([.B22];[.D22];[.F22];[.H22])" office:value-type="float" office:value="0.00596330392204411" calcext:value-type="float">
            <text:p>0.005963303922044</text:p>
          </table:table-cell>
          <table:table-cell/>
          <table:table-cell table:formula="of:=[.K22]/[.L22]" office:value-type="float" office:value="5.1012330564965" calcext:value-type="float">
            <text:p>5.1012330564965</text:p>
          </table:table-cell>
        </table:table-row>
      </table:table>
      <table:table table:name="Reductio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un 1</text:p>
          </table:table-cell>
          <table:table-cell/>
          <table:table-cell office:value-type="string" calcext:value-type="string">
            <text:p>Run 2</text:p>
          </table:table-cell>
          <table:table-cell/>
          <table:table-cell office:value-type="string" calcext:value-type="string">
            <text:p>Run 23</text:p>
          </table:table-cell>
          <table:table-cell/>
          <table:table-cell office:value-type="string" calcext:value-type="string">
            <text:p>Ru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0.508134" calcext:value-type="float">
            <text:p>0.508134</text:p>
          </table:table-cell>
          <table:table-cell office:value-type="float" office:value="0.44926" calcext:value-type="float">
            <text:p>0.44926</text:p>
          </table:table-cell>
          <table:table-cell office:value-type="float" office:value="0.489203" calcext:value-type="float">
            <text:p>0.489203</text:p>
          </table:table-cell>
          <table:table-cell office:value-type="float" office:value="0.448829" calcext:value-type="float">
            <text:p>0.448829</text:p>
          </table:table-cell>
          <table:table-cell office:value-type="float" office:value="0.46038" calcext:value-type="float">
            <text:p>0.46038</text:p>
          </table:table-cell>
          <table:table-cell office:value-type="float" office:value="0.448538" calcext:value-type="float">
            <text:p>0.448538</text:p>
          </table:table-cell>
          <table:table-cell office:value-type="float" office:value="0.500972" calcext:value-type="float">
            <text:p>0.500972</text:p>
          </table:table-cell>
          <table:table-cell office:value-type="float" office:value="0.448966" calcext:value-type="float">
            <text:p>0.448966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A3]+[.C3]+[.E3]+[.G3])/4" office:value-type="float" office:value="0.48967225" calcext:value-type="float">
            <text:p>0.48967225</text:p>
          </table:table-cell>
          <table:table-cell table:formula="of:=([.B3]+[.D3]+[.F3]+[.H3])/4" office:value-type="float" office:value="0.44889825" calcext:value-type="float">
            <text:p>0.44889825</text:p>
          </table:table-cell>
          <table:table-cell table:formula="of:=STDEV([.B3];[.D3];[.F3];[.H3])" office:value-type="float" office:value="0.000300015971797081" calcext:value-type="float">
            <text:p>0.000300015971797</text:p>
          </table:table-cell>
          <table:table-cell/>
          <table:table-cell table:formula="of:=[.K3]/[.L3]" office:value-type="float" office:value="1.09083127412504" calcext:value-type="float">
            <text:p>1.09083127412504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22707" calcext:value-type="float">
            <text:p>0.22707</text:p>
          </table:table-cell>
          <table:table-cell office:value-type="float" office:value="0.451413" calcext:value-type="float">
            <text:p>0.451413</text:p>
          </table:table-cell>
          <table:table-cell office:value-type="float" office:value="0.225959" calcext:value-type="float">
            <text:p>0.225959</text:p>
          </table:table-cell>
          <table:table-cell office:value-type="float" office:value="0.469474" calcext:value-type="float">
            <text:p>0.469474</text:p>
          </table:table-cell>
          <table:table-cell office:value-type="float" office:value="0.226281" calcext:value-type="float">
            <text:p>0.226281</text:p>
          </table:table-cell>
          <table:table-cell office:value-type="float" office:value="0.49277" calcext:value-type="float">
            <text:p>0.49277</text:p>
          </table:table-cell>
          <table:table-cell office:value-type="float" office:value="0.227024" calcext:value-type="float">
            <text:p>0.22702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A4]+[.C4]+[.E4]+[.G4])/4" office:value-type="float" office:value="0.49666425" calcext:value-type="float">
            <text:p>0.49666425</text:p>
          </table:table-cell>
          <table:table-cell table:formula="of:=([.B4]+[.D4]+[.F4]+[.H4])/4" office:value-type="float" office:value="0.2265835" calcext:value-type="float">
            <text:p>0.2265835</text:p>
          </table:table-cell>
          <table:table-cell table:formula="of:=STDEV([.B4];[.D4];[.F4];[.H4])" office:value-type="float" office:value="0.000551431168264316" calcext:value-type="float">
            <text:p>0.000551431168264</text:p>
          </table:table-cell>
          <table:table-cell/>
          <table:table-cell table:formula="of:=[.K4]/[.L4]" office:value-type="float" office:value="2.19197006842952" calcext:value-type="float">
            <text:p>2.19197006842952</text:p>
          </table:table-cell>
        </table:table-row>
        <table:table-row table:style-name="ro1">
          <table:table-cell office:value-type="float" office:value="0.504314" calcext:value-type="float">
            <text:p>0.504314</text:p>
          </table:table-cell>
          <table:table-cell office:value-type="float" office:value="0.15474" calcext:value-type="float">
            <text:p>0.15474</text:p>
          </table:table-cell>
          <table:table-cell office:value-type="float" office:value="0.489722" calcext:value-type="float">
            <text:p>0.489722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527213" calcext:value-type="float">
            <text:p>0.527213</text:p>
          </table:table-cell>
          <table:table-cell office:value-type="float" office:value="0.154504" calcext:value-type="float">
            <text:p>0.154504</text:p>
          </table:table-cell>
          <table:table-cell office:value-type="float" office:value="0.476323" calcext:value-type="float">
            <text:p>0.476323</text:p>
          </table:table-cell>
          <table:table-cell office:value-type="float" office:value="0.154438" calcext:value-type="float">
            <text:p>0.154438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A5]+[.C5]+[.E5]+[.G5])/4" office:value-type="float" office:value="0.499393" calcext:value-type="float">
            <text:p>0.499393</text:p>
          </table:table-cell>
          <table:table-cell table:formula="of:=([.B5]+[.D5]+[.F5]+[.H5])/4" office:value-type="float" office:value="0.154573" calcext:value-type="float">
            <text:p>0.154573</text:p>
          </table:table-cell>
          <table:table-cell table:formula="of:=STDEV([.B5];[.D5];[.F5];[.H5])" office:value-type="float" office:value="0.000131964641729024" calcext:value-type="float">
            <text:p>0.000131964641729</text:p>
          </table:table-cell>
          <table:table-cell/>
          <table:table-cell table:formula="of:=[.K5]/[.L5]" office:value-type="float" office:value="3.23079062967012" calcext:value-type="float">
            <text:p>3.23079062967012</text:p>
          </table:table-cell>
        </table:table-row>
        <table:table-row table:style-name="ro1">
          <table:table-cell office:value-type="float" office:value="0.451657" calcext:value-type="float">
            <text:p>0.451657</text:p>
          </table:table-cell>
          <table:table-cell office:value-type="float" office:value="0.116954" calcext:value-type="float">
            <text:p>0.116954</text:p>
          </table:table-cell>
          <table:table-cell office:value-type="float" office:value="0.473893" calcext:value-type="float">
            <text:p>0.473893</text:p>
          </table:table-cell>
          <table:table-cell office:value-type="float" office:value="0.116394" calcext:value-type="float">
            <text:p>0.116394</text:p>
          </table:table-cell>
          <table:table-cell office:value-type="float" office:value="0.557728" calcext:value-type="float">
            <text:p>0.557728</text:p>
          </table:table-cell>
          <table:table-cell office:value-type="float" office:value="0.116971" calcext:value-type="float">
            <text:p>0.116971</text:p>
          </table:table-cell>
          <table:table-cell office:value-type="float" office:value="0.499773" calcext:value-type="float">
            <text:p>0.499773</text:p>
          </table:table-cell>
          <table:table-cell office:value-type="float" office:value="0.116755" calcext:value-type="float">
            <text:p>0.116755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A6]+[.C6]+[.E6]+[.G6])/4" office:value-type="float" office:value="0.49576275" calcext:value-type="float">
            <text:p>0.49576275</text:p>
          </table:table-cell>
          <table:table-cell table:formula="of:=([.B6]+[.D6]+[.F6]+[.H6])/4" office:value-type="float" office:value="0.1167685" calcext:value-type="float">
            <text:p>0.1167685</text:p>
          </table:table-cell>
          <table:table-cell table:formula="of:=STDEV([.B6];[.D6];[.F6];[.H6])" office:value-type="float" office:value="0.000268234350273534" calcext:value-type="float">
            <text:p>0.000268234350274</text:p>
          </table:table-cell>
          <table:table-cell/>
          <table:table-cell table:formula="of:=[.K6]/[.L6]" office:value-type="float" office:value="4.24568911992532" calcext:value-type="float">
            <text:p>4.24568911992532</text:p>
          </table:table-cell>
        </table:table-row>
        <table:table-row table:style-name="ro1">
          <table:table-cell office:value-type="float" office:value="0.485118" calcext:value-type="float">
            <text:p>0.485118</text:p>
          </table:table-cell>
          <table:table-cell office:value-type="float" office:value="0.095952" calcext:value-type="float">
            <text:p>0.095952</text:p>
          </table:table-cell>
          <table:table-cell office:value-type="float" office:value="0.53587" calcext:value-type="float">
            <text:p>0.53587</text:p>
          </table:table-cell>
          <table:table-cell office:value-type="float" office:value="0.102846" calcext:value-type="float">
            <text:p>0.102846</text:p>
          </table:table-cell>
          <table:table-cell office:value-type="float" office:value="0.454231" calcext:value-type="float">
            <text:p>0.454231</text:p>
          </table:table-cell>
          <table:table-cell office:value-type="float" office:value="0.096067" calcext:value-type="float">
            <text:p>0.096067</text:p>
          </table:table-cell>
          <table:table-cell office:value-type="float" office:value="0.518151" calcext:value-type="float">
            <text:p>0.518151</text:p>
          </table:table-cell>
          <table:table-cell office:value-type="float" office:value="0.095886" calcext:value-type="float">
            <text:p>0.095886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A7]+[.C7]+[.E7]+[.G7])/4" office:value-type="float" office:value="0.4983425" calcext:value-type="float">
            <text:p>0.4983425</text:p>
          </table:table-cell>
          <table:table-cell table:formula="of:=([.B7]+[.D7]+[.F7]+[.H7])/4" office:value-type="float" office:value="0.09768775" calcext:value-type="float">
            <text:p>0.09768775</text:p>
          </table:table-cell>
          <table:table-cell table:formula="of:=STDEV([.B7];[.D7];[.F7];[.H7])" office:value-type="float" office:value="0.00343964652980506" calcext:value-type="float">
            <text:p>0.003439646529805</text:p>
          </table:table-cell>
          <table:table-cell/>
          <table:table-cell table:formula="of:=[.K7]/[.L7]" office:value-type="float" office:value="5.10138169831939" calcext:value-type="float">
            <text:p>5.10138169831939</text:p>
          </table:table-cell>
        </table:table-row>
        <table:table-row table:style-name="ro1">
          <table:table-cell office:value-type="float" office:value="0.518192" calcext:value-type="float">
            <text:p>0.518192</text:p>
          </table:table-cell>
          <table:table-cell office:value-type="float" office:value="0.08028" calcext:value-type="float">
            <text:p>0.08028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080237" calcext:value-type="float">
            <text:p>0.080237</text:p>
          </table:table-cell>
          <table:table-cell office:value-type="float" office:value="0.474928" calcext:value-type="float">
            <text:p>0.474928</text:p>
          </table:table-cell>
          <table:table-cell office:value-type="float" office:value="0.080271" calcext:value-type="float">
            <text:p>0.080271</text:p>
          </table:table-cell>
          <table:table-cell office:value-type="float" office:value="0.554422" calcext:value-type="float">
            <text:p>0.554422</text:p>
          </table:table-cell>
          <table:table-cell office:value-type="float" office:value="0.080236" calcext:value-type="float">
            <text:p>0.080236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A8]+[.C8]+[.E8]+[.G8])/4" office:value-type="float" office:value="0.5070105" calcext:value-type="float">
            <text:p>0.5070105</text:p>
          </table:table-cell>
          <table:table-cell table:formula="of:=([.B8]+[.D8]+[.F8]+[.H8])/4" office:value-type="float" office:value="0.080256" calcext:value-type="float">
            <text:p>0.080256</text:p>
          </table:table-cell>
          <table:table-cell table:formula="of:=STDEV([.B8];[.D8];[.F8];[.H8])" office:value-type="float" office:value="0.0000228181214534989" calcext:value-type="float">
            <text:p>2.28181214534989E-05</text:p>
          </table:table-cell>
          <table:table-cell/>
          <table:table-cell table:formula="of:=[.K8]/[.L8]" office:value-type="float" office:value="6.31741552033493" calcext:value-type="float">
            <text:p>6.31741552033493</text:p>
          </table:table-cell>
        </table:table-row>
        <table:table-row table:style-name="ro1">
          <table:table-cell office:value-type="float" office:value="0.460838" calcext:value-type="float">
            <text:p>0.460838</text:p>
          </table:table-cell>
          <table:table-cell office:value-type="float" office:value="0.070789" calcext:value-type="float">
            <text:p>0.070789</text:p>
          </table:table-cell>
          <table:table-cell office:value-type="float" office:value="0.476464" calcext:value-type="float">
            <text:p>0.476464</text:p>
          </table:table-cell>
          <table:table-cell office:value-type="float" office:value="0.070475" calcext:value-type="float">
            <text:p>0.070475</text:p>
          </table:table-cell>
          <table:table-cell office:value-type="float" office:value="0.483011" calcext:value-type="float">
            <text:p>0.483011</text:p>
          </table:table-cell>
          <table:table-cell office:value-type="float" office:value="0.070815" calcext:value-type="float">
            <text:p>0.070815</text:p>
          </table:table-cell>
          <table:table-cell office:value-type="float" office:value="0.505687" calcext:value-type="float">
            <text:p>0.505687</text:p>
          </table:table-cell>
          <table:table-cell office:value-type="float" office:value="0.071028" calcext:value-type="float">
            <text:p>0.071028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A9]+[.C9]+[.E9]+[.G9])/4" office:value-type="float" office:value="0.4815" calcext:value-type="float">
            <text:p>0.4815</text:p>
          </table:table-cell>
          <table:table-cell table:formula="of:=([.B9]+[.D9]+[.F9]+[.H9])/4" office:value-type="float" office:value="0.07077675" calcext:value-type="float">
            <text:p>0.07077675</text:p>
          </table:table-cell>
          <table:table-cell table:formula="of:=STDEV([.B9];[.D9];[.F9];[.H9])" office:value-type="float" office:value="0.000227883559447948" calcext:value-type="float">
            <text:p>0.000227883559448</text:p>
          </table:table-cell>
          <table:table-cell/>
          <table:table-cell table:formula="of:=[.K9]/[.L9]" office:value-type="float" office:value="6.80308152041454" calcext:value-type="float">
            <text:p>6.80308152041454</text:p>
          </table:table-cell>
        </table:table-row>
        <table:table-row table:style-name="ro1">
          <table:table-cell office:value-type="float" office:value="0.465522" calcext:value-type="float">
            <text:p>0.465522</text:p>
          </table:table-cell>
          <table:table-cell office:value-type="float" office:value="0.062256" calcext:value-type="float">
            <text:p>0.062256</text:p>
          </table:table-cell>
          <table:table-cell office:value-type="float" office:value="0.474746" calcext:value-type="float">
            <text:p>0.474746</text:p>
          </table:table-cell>
          <table:table-cell office:value-type="float" office:value="0.062394" calcext:value-type="float">
            <text:p>0.062394</text:p>
          </table:table-cell>
          <table:table-cell office:value-type="float" office:value="0.483207" calcext:value-type="float">
            <text:p>0.483207</text:p>
          </table:table-cell>
          <table:table-cell office:value-type="float" office:value="0.062182" calcext:value-type="float">
            <text:p>0.062182</text:p>
          </table:table-cell>
          <table:table-cell office:value-type="float" office:value="0.500019" calcext:value-type="float">
            <text:p>0.500019</text:p>
          </table:table-cell>
          <table:table-cell office:value-type="float" office:value="0.063116" calcext:value-type="float">
            <text:p>0.063116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A10]+[.C10]+[.E10]+[.G10])/4" office:value-type="float" office:value="0.4808735" calcext:value-type="float">
            <text:p>0.4808735</text:p>
          </table:table-cell>
          <table:table-cell table:formula="of:=([.B10]+[.D10]+[.F10]+[.H10])/4" office:value-type="float" office:value="0.062487" calcext:value-type="float">
            <text:p>0.062487</text:p>
          </table:table-cell>
          <table:table-cell table:formula="of:=STDEV([.B10];[.D10];[.F10];[.H10])" office:value-type="float" office:value="0.000428437471128127" calcext:value-type="float">
            <text:p>0.000428437471128</text:p>
          </table:table-cell>
          <table:table-cell/>
          <table:table-cell table:formula="of:=[.K10]/[.L10]" office:value-type="float" office:value="7.69557667994943" calcext:value-type="float">
            <text:p>7.69557667994943</text:p>
          </table:table-cell>
        </table:table-row>
        <table:table-row table:style-name="ro1">
          <table:table-cell office:value-type="float" office:value="0.451306" calcext:value-type="float">
            <text:p>0.451306</text:p>
          </table:table-cell>
          <table:table-cell office:value-type="float" office:value="0.056725" calcext:value-type="float">
            <text:p>0.056725</text:p>
          </table:table-cell>
          <table:table-cell office:value-type="float" office:value="0.456763" calcext:value-type="float">
            <text:p>0.456763</text:p>
          </table:table-cell>
          <table:table-cell office:value-type="float" office:value="0.056775" calcext:value-type="float">
            <text:p>0.056775</text:p>
          </table:table-cell>
          <table:table-cell office:value-type="float" office:value="0.462908" calcext:value-type="float">
            <text:p>0.462908</text:p>
          </table:table-cell>
          <table:table-cell office:value-type="float" office:value="0.057023" calcext:value-type="float">
            <text:p>0.057023</text:p>
          </table:table-cell>
          <table:table-cell office:value-type="float" office:value="0.507589" calcext:value-type="float">
            <text:p>0.507589</text:p>
          </table:table-cell>
          <table:table-cell office:value-type="float" office:value="0.05714" calcext:value-type="float">
            <text:p>0.0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A11]+[.C11]+[.E11]+[.G11])/4" office:value-type="float" office:value="0.4696415" calcext:value-type="float">
            <text:p>0.4696415</text:p>
          </table:table-cell>
          <table:table-cell table:formula="of:=([.B11]+[.D11]+[.F11]+[.H11])/4" office:value-type="float" office:value="0.05691575" calcext:value-type="float">
            <text:p>0.05691575</text:p>
          </table:table-cell>
          <table:table-cell table:formula="of:=STDEV([.B11];[.D11];[.F11];[.H11])" office:value-type="float" office:value="0.000198315195249046" calcext:value-type="float">
            <text:p>0.000198315195249</text:p>
          </table:table-cell>
          <table:table-cell/>
          <table:table-cell table:formula="of:=[.K11]/[.L11]" office:value-type="float" office:value="8.25152088833056" calcext:value-type="float">
            <text:p>8.25152088833056</text:p>
          </table:table-cell>
        </table:table-row>
        <table:table-row table:style-name="ro1">
          <table:table-cell office:value-type="float" office:value="0.589588" calcext:value-type="float">
            <text:p>0.589588</text:p>
          </table:table-cell>
          <table:table-cell office:value-type="float" office:value="0.055002" calcext:value-type="float">
            <text:p>0.055002</text:p>
          </table:table-cell>
          <table:table-cell office:value-type="float" office:value="0.469058" calcext:value-type="float">
            <text:p>0.46905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467889" calcext:value-type="float">
            <text:p>0.467889</text:p>
          </table:table-cell>
          <table:table-cell office:value-type="float" office:value="0.051695" calcext:value-type="float">
            <text:p>0.051695</text:p>
          </table:table-cell>
          <table:table-cell office:value-type="float" office:value="0.484963" calcext:value-type="float">
            <text:p>0.484963</text:p>
          </table:table-cell>
          <table:table-cell office:value-type="float" office:value="0.051421" calcext:value-type="float">
            <text:p>0.0514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A12]+[.C12]+[.E12]+[.G12])/4" office:value-type="float" office:value="0.5028745" calcext:value-type="float">
            <text:p>0.5028745</text:p>
          </table:table-cell>
          <table:table-cell table:formula="of:=([.B12]+[.D12]+[.F12]+[.H12])/4" office:value-type="float" office:value="0.0524045" calcext:value-type="float">
            <text:p>0.0524045</text:p>
          </table:table-cell>
          <table:table-cell table:formula="of:=STDEV([.B12];[.D12];[.F12];[.H12])" office:value-type="float" office:value="0.00173549118887612" calcext:value-type="float">
            <text:p>0.001735491188876</text:p>
          </table:table-cell>
          <table:table-cell/>
          <table:table-cell table:formula="of:=[.K12]/[.L12]" office:value-type="float" office:value="9.5960175175796" calcext:value-type="float">
            <text:p>9.5960175175796</text:p>
          </table:table-cell>
        </table:table-row>
        <table:table-row table:style-name="ro1">
          <table:table-cell office:value-type="float" office:value="0.501229" calcext:value-type="float">
            <text:p>0.501229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454029" calcext:value-type="float">
            <text:p>0.454029</text:p>
          </table:table-cell>
          <table:table-cell office:value-type="float" office:value="0.047935" calcext:value-type="float">
            <text:p>0.047935</text:p>
          </table:table-cell>
          <table:table-cell office:value-type="float" office:value="0.452287" calcext:value-type="float">
            <text:p>0.452287</text:p>
          </table:table-cell>
          <table:table-cell office:value-type="float" office:value="0.047875" calcext:value-type="float">
            <text:p>0.047875</text:p>
          </table:table-cell>
          <table:table-cell office:value-type="float" office:value="0.473614" calcext:value-type="float">
            <text:p>0.473614</text:p>
          </table:table-cell>
          <table:table-cell office:value-type="float" office:value="0.047965" calcext:value-type="float">
            <text:p>0.04796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A13]+[.C13]+[.E13]+[.G13])/4" office:value-type="float" office:value="0.47028975" calcext:value-type="float">
            <text:p>0.47028975</text:p>
          </table:table-cell>
          <table:table-cell table:formula="of:=([.B13]+[.D13]+[.F13]+[.H13])/4" office:value-type="float" office:value="0.04794875" calcext:value-type="float">
            <text:p>0.04794875</text:p>
          </table:table-cell>
          <table:table-cell table:formula="of:=STDEV([.B13];[.D13];[.F13];[.H13])" office:value-type="float" office:value="0.0000604669331122417" calcext:value-type="float">
            <text:p>6.04669331122417E-05</text:p>
          </table:table-cell>
          <table:table-cell/>
          <table:table-cell table:formula="of:=[.K13]/[.L13]" office:value-type="float" office:value="9.80817539560468" calcext:value-type="float">
            <text:p>9.80817539560468</text:p>
          </table:table-cell>
        </table:table-row>
        <table:table-row table:style-name="ro1">
          <table:table-cell office:value-type="float" office:value="0.471607" calcext:value-type="float">
            <text:p>0.471607</text:p>
          </table:table-cell>
          <table:table-cell office:value-type="float" office:value="0.044033" calcext:value-type="float">
            <text:p>0.044033</text:p>
          </table:table-cell>
          <table:table-cell office:value-type="float" office:value="0.512416" calcext:value-type="float">
            <text:p>0.512416</text:p>
          </table:table-cell>
          <table:table-cell office:value-type="float" office:value="0.044056" calcext:value-type="float">
            <text:p>0.044056</text:p>
          </table:table-cell>
          <table:table-cell office:value-type="float" office:value="0.453715" calcext:value-type="float">
            <text:p>0.453715</text:p>
          </table:table-cell>
          <table:table-cell office:value-type="float" office:value="0.044026" calcext:value-type="float">
            <text:p>0.044026</text:p>
          </table:table-cell>
          <table:table-cell office:value-type="float" office:value="0.468562" calcext:value-type="float">
            <text:p>0.468562</text:p>
          </table:table-cell>
          <table:table-cell office:value-type="float" office:value="0.043937" calcext:value-type="float">
            <text:p>0.04393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A14]+[.C14]+[.E14]+[.G14])/4" office:value-type="float" office:value="0.476575" calcext:value-type="float">
            <text:p>0.476575</text:p>
          </table:table-cell>
          <table:table-cell table:formula="of:=([.B14]+[.D14]+[.F14]+[.H14])/4" office:value-type="float" office:value="0.044013" calcext:value-type="float">
            <text:p>0.044013</text:p>
          </table:table-cell>
          <table:table-cell table:formula="of:=STDEV([.B14];[.D14];[.F14];[.H14])" office:value-type="float" office:value="0.0000522621596696246" calcext:value-type="float">
            <text:p>5.22621596696246E-05</text:p>
          </table:table-cell>
          <table:table-cell/>
          <table:table-cell table:formula="of:=[.K14]/[.L14]" office:value-type="float" office:value="10.8280508031718" calcext:value-type="float">
            <text:p>10.8280508031718</text:p>
          </table:table-cell>
        </table:table-row>
        <table:table-row table:style-name="ro1">
          <table:table-cell office:value-type="float" office:value="0.45497" calcext:value-type="float">
            <text:p>0.45497</text:p>
          </table:table-cell>
          <table:table-cell office:value-type="float" office:value="0.040659" calcext:value-type="float">
            <text:p>0.040659</text:p>
          </table:table-cell>
          <table:table-cell office:value-type="float" office:value="0.519884" calcext:value-type="float">
            <text:p>0.519884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491533" calcext:value-type="float">
            <text:p>0.491533</text:p>
          </table:table-cell>
          <table:table-cell office:value-type="float" office:value="0.04065" calcext:value-type="float">
            <text:p>0.04065</text:p>
          </table:table-cell>
          <table:table-cell office:value-type="float" office:value="0.490311" calcext:value-type="float">
            <text:p>0.490311</text:p>
          </table:table-cell>
          <table:table-cell office:value-type="float" office:value="0.04066" calcext:value-type="float">
            <text:p>0.0406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A15]+[.C15]+[.E15]+[.G15])/4" office:value-type="float" office:value="0.4891745" calcext:value-type="float">
            <text:p>0.4891745</text:p>
          </table:table-cell>
          <table:table-cell table:formula="of:=([.B15]+[.D15]+[.F15]+[.H15])/4" office:value-type="float" office:value="0.04067225" calcext:value-type="float">
            <text:p>0.04067225</text:p>
          </table:table-cell>
          <table:table-cell table:formula="of:=STDEV([.B15];[.D15];[.F15];[.H15])" office:value-type="float" office:value="0.0000321493908703326" calcext:value-type="float">
            <text:p>3.21493908703326E-05</text:p>
          </table:table-cell>
          <table:table-cell/>
          <table:table-cell table:formula="of:=[.K15]/[.L15]" office:value-type="float" office:value="12.0272298680304" calcext:value-type="float">
            <text:p>12.0272298680304</text:p>
          </table:table-cell>
        </table:table-row>
        <table:table-row table:style-name="ro1">
          <table:table-cell office:value-type="float" office:value="0.489673" calcext:value-type="float">
            <text:p>0.489673</text:p>
          </table:table-cell>
          <table:table-cell office:value-type="float" office:value="0.037723" calcext:value-type="float">
            <text:p>0.037723</text:p>
          </table:table-cell>
          <table:table-cell office:value-type="float" office:value="0.463544" calcext:value-type="float">
            <text:p>0.463544</text:p>
          </table:table-cell>
          <table:table-cell office:value-type="float" office:value="0.037673" calcext:value-type="float">
            <text:p>0.037673</text:p>
          </table:table-cell>
          <table:table-cell office:value-type="float" office:value="0.469986" calcext:value-type="float">
            <text:p>0.469986</text:p>
          </table:table-cell>
          <table:table-cell office:value-type="float" office:value="0.054088" calcext:value-type="float">
            <text:p>0.054088</text:p>
          </table:table-cell>
          <table:table-cell office:value-type="float" office:value="0.481919" calcext:value-type="float">
            <text:p>0.481919</text:p>
          </table:table-cell>
          <table:table-cell office:value-type="float" office:value="0.037781" calcext:value-type="float">
            <text:p>0.03778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A16]+[.C16]+[.E16]+[.G16])/4" office:value-type="float" office:value="0.4762805" calcext:value-type="float">
            <text:p>0.4762805</text:p>
          </table:table-cell>
          <table:table-cell table:formula="of:=([.B16]+[.D16]+[.F16]+[.H16])/4" office:value-type="float" office:value="0.04181625" calcext:value-type="float">
            <text:p>0.04181625</text:p>
          </table:table-cell>
          <table:table-cell table:formula="of:=STDEV([.B16];[.D16];[.F16];[.H16])" office:value-type="float" office:value="0.00818128569256283" calcext:value-type="float">
            <text:p>0.008181285692563</text:p>
          </table:table-cell>
          <table:table-cell/>
          <table:table-cell table:formula="of:=[.K16]/[.L16]" office:value-type="float" office:value="11.3898424655487" calcext:value-type="float">
            <text:p>11.3898424655487</text:p>
          </table:table-cell>
        </table:table-row>
        <table:table-row table:style-name="ro1">
          <table:table-cell office:value-type="float" office:value="0.59508" calcext:value-type="float">
            <text:p>0.59508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468447" calcext:value-type="float">
            <text:p>0.468447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03524" calcext:value-type="float">
            <text:p>0.03524</text:p>
          </table:table-cell>
          <table:table-cell office:value-type="float" office:value="0.457372" calcext:value-type="float">
            <text:p>0.457372</text:p>
          </table:table-cell>
          <table:table-cell office:value-type="float" office:value="0.035262" calcext:value-type="float">
            <text:p>0.0352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A17]+[.C17]+[.E17]+[.G17])/4" office:value-type="float" office:value="0.511062" calcext:value-type="float">
            <text:p>0.511062</text:p>
          </table:table-cell>
          <table:table-cell table:formula="of:=([.B17]+[.D17]+[.F17]+[.H17])/4" office:value-type="float" office:value="0.03527375" calcext:value-type="float">
            <text:p>0.03527375</text:p>
          </table:table-cell>
          <table:table-cell table:formula="of:=STDEV([.B17];[.D17];[.F17];[.H17])" office:value-type="float" office:value="0.0000328468669231405" calcext:value-type="float">
            <text:p>3.28468669231405E-05</text:p>
          </table:table-cell>
          <table:table-cell/>
          <table:table-cell table:formula="of:=[.K17]/[.L17]" office:value-type="float" office:value="14.4884510436231" calcext:value-type="float">
            <text:p>14.4884510436231</text:p>
          </table:table-cell>
        </table:table-row>
        <table:table-row table:style-name="ro1">
          <table:table-cell office:value-type="float" office:value="0.472064" calcext:value-type="float">
            <text:p>0.472064</text:p>
          </table:table-cell>
          <table:table-cell office:value-type="float" office:value="0.033092" calcext:value-type="float">
            <text:p>0.033092</text:p>
          </table:table-cell>
          <table:table-cell office:value-type="float" office:value="0.460034" calcext:value-type="float">
            <text:p>0.460034</text:p>
          </table:table-cell>
          <table:table-cell office:value-type="float" office:value="0.034938" calcext:value-type="float">
            <text:p>0.034938</text:p>
          </table:table-cell>
          <table:table-cell office:value-type="float" office:value="0.462147" calcext:value-type="float">
            <text:p>0.462147</text:p>
          </table:table-cell>
          <table:table-cell office:value-type="float" office:value="0.033153" calcext:value-type="float">
            <text:p>0.033153</text:p>
          </table:table-cell>
          <table:table-cell office:value-type="float" office:value="0.478178" calcext:value-type="float">
            <text:p>0.478178</text:p>
          </table:table-cell>
          <table:table-cell office:value-type="float" office:value="0.033135" calcext:value-type="float">
            <text:p>0.03313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A18]+[.C18]+[.E18]+[.G18])/4" office:value-type="float" office:value="0.46810575" calcext:value-type="float">
            <text:p>0.46810575</text:p>
          </table:table-cell>
          <table:table-cell table:formula="of:=([.B18]+[.D18]+[.F18]+[.H18])/4" office:value-type="float" office:value="0.0335795" calcext:value-type="float">
            <text:p>0.0335795</text:p>
          </table:table-cell>
          <table:table-cell table:formula="of:=STDEV([.B18];[.D18];[.F18];[.H18])" office:value-type="float" office:value="0.000906028145258192" calcext:value-type="float">
            <text:p>0.000906028145258</text:p>
          </table:table-cell>
          <table:table-cell/>
          <table:table-cell table:formula="of:=[.K18]/[.L18]" office:value-type="float" office:value="13.9402239461576" calcext:value-type="float">
            <text:p>13.9402239461576</text:p>
          </table:table-cell>
        </table:table-row>
        <table:table-row table:style-name="ro1">
          <table:table-cell office:value-type="float" office:value="0.452752" calcext:value-type="float">
            <text:p>0.452752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454264" calcext:value-type="float">
            <text:p>0.454264</text:p>
          </table:table-cell>
          <table:table-cell office:value-type="float" office:value="0.031167" calcext:value-type="float">
            <text:p>0.031167</text:p>
          </table:table-cell>
          <table:table-cell office:value-type="float" office:value="0.476418" calcext:value-type="float">
            <text:p>0.476418</text:p>
          </table:table-cell>
          <table:table-cell office:value-type="float" office:value="0.031246" calcext:value-type="float">
            <text:p>0.031246</text:p>
          </table:table-cell>
          <table:table-cell office:value-type="float" office:value="0.509464" calcext:value-type="float">
            <text:p>0.509464</text:p>
          </table:table-cell>
          <table:table-cell office:value-type="float" office:value="0.078785" calcext:value-type="float">
            <text:p>0.0787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A19]+[.C19]+[.E19]+[.G19])/4" office:value-type="float" office:value="0.4732245" calcext:value-type="float">
            <text:p>0.4732245</text:p>
          </table:table-cell>
          <table:table-cell table:formula="of:=([.B19]+[.D19]+[.F19]+[.H19])/4" office:value-type="float" office:value="0.043097" calcext:value-type="float">
            <text:p>0.043097</text:p>
          </table:table-cell>
          <table:table-cell table:formula="of:=STDEV([.B19];[.D19];[.F19];[.H19])" office:value-type="float" office:value="0.0237920231310132" calcext:value-type="float">
            <text:p>0.023792023131013</text:p>
          </table:table-cell>
          <table:table-cell/>
          <table:table-cell table:formula="of:=[.K19]/[.L19]" office:value-type="float" office:value="10.9804510754809" calcext:value-type="float">
            <text:p>10.9804510754809</text:p>
          </table:table-cell>
        </table:table-row>
        <table:table-row table:style-name="ro1">
          <table:table-cell office:value-type="float" office:value="0.490212" calcext:value-type="float">
            <text:p>0.490212</text:p>
          </table:table-cell>
          <table:table-cell office:value-type="float" office:value="0.029502" calcext:value-type="float">
            <text:p>0.029502</text:p>
          </table:table-cell>
          <table:table-cell office:value-type="float" office:value="0.454129" calcext:value-type="float">
            <text:p>0.454129</text:p>
          </table:table-cell>
          <table:table-cell office:value-type="float" office:value="0.029532" calcext:value-type="float">
            <text:p>0.029532</text:p>
          </table:table-cell>
          <table:table-cell office:value-type="float" office:value="0.542266" calcext:value-type="float">
            <text:p>0.542266</text:p>
          </table:table-cell>
          <table:table-cell office:value-type="float" office:value="0.029589" calcext:value-type="float">
            <text:p>0.029589</text:p>
          </table:table-cell>
          <table:table-cell office:value-type="float" office:value="0.461697" calcext:value-type="float">
            <text:p>0.461697</text:p>
          </table:table-cell>
          <table:table-cell office:value-type="float" office:value="0.029478" calcext:value-type="float">
            <text:p>0.02947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A20]+[.C20]+[.E20]+[.G20])/4" office:value-type="float" office:value="0.487076" calcext:value-type="float">
            <text:p>0.487076</text:p>
          </table:table-cell>
          <table:table-cell table:formula="of:=([.B20]+[.D20]+[.F20]+[.H20])/4" office:value-type="float" office:value="0.02952525" calcext:value-type="float">
            <text:p>0.02952525</text:p>
          </table:table-cell>
          <table:table-cell table:formula="of:=STDEV([.B20];[.D20];[.F20];[.H20])" office:value-type="float" office:value="0.0000478983298247445" calcext:value-type="float">
            <text:p>4.78983298247445E-05</text:p>
          </table:table-cell>
          <table:table-cell/>
          <table:table-cell table:formula="of:=[.K20]/[.L20]" office:value-type="float" office:value="16.4969305933057" calcext:value-type="float">
            <text:p>16.4969305933057</text:p>
          </table:table-cell>
        </table:table-row>
        <table:table-row table:style-name="ro1">
          <table:table-cell office:value-type="float" office:value="0.456675" calcext:value-type="float">
            <text:p>0.456675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0.463166" calcext:value-type="float">
            <text:p>0.463166</text:p>
          </table:table-cell>
          <table:table-cell office:value-type="float" office:value="0.028012" calcext:value-type="float">
            <text:p>0.028012</text:p>
          </table:table-cell>
          <table:table-cell office:value-type="float" office:value="0.534015" calcext:value-type="float">
            <text:p>0.534015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027959" calcext:value-type="float">
            <text:p>0.02795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A21]+[.C21]+[.E21]+[.G21])/4" office:value-type="float" office:value="0.49711825" calcext:value-type="float">
            <text:p>0.49711825</text:p>
          </table:table-cell>
          <table:table-cell table:formula="of:=([.B21]+[.D21]+[.F21]+[.H21])/4" office:value-type="float" office:value="0.0279995" calcext:value-type="float">
            <text:p>0.0279995</text:p>
          </table:table-cell>
          <table:table-cell table:formula="of:=STDEV([.B21];[.D21];[.F21];[.H21])" office:value-type="float" office:value="0.0000276947648482526" calcext:value-type="float">
            <text:p>2.76947648482526E-05</text:p>
          </table:table-cell>
          <table:table-cell/>
          <table:table-cell table:formula="of:=[.K21]/[.L21]" office:value-type="float" office:value="17.7545402596475" calcext:value-type="float">
            <text:p>17.7545402596475</text:p>
          </table:table-cell>
        </table:table-row>
        <table:table-row table:style-name="ro1">
          <table:table-cell office:value-type="float" office:value="0.451665" calcext:value-type="float">
            <text:p>0.451665</text:p>
          </table:table-cell>
          <table:table-cell office:value-type="float" office:value="0.043561" calcext:value-type="float">
            <text:p>0.043561</text:p>
          </table:table-cell>
          <table:table-cell office:value-type="float" office:value="0.45909" calcext:value-type="float">
            <text:p>0.45909</text:p>
          </table:table-cell>
          <table:table-cell office:value-type="float" office:value="0.043584" calcext:value-type="float">
            <text:p>0.043584</text:p>
          </table:table-cell>
          <table:table-cell office:value-type="float" office:value="0.460189" calcext:value-type="float">
            <text:p>0.46018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485237" calcext:value-type="float">
            <text:p>0.485237</text:p>
          </table:table-cell>
          <table:table-cell office:value-type="float" office:value="0.043529" calcext:value-type="float">
            <text:p>0.0435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A22]+[.C22]+[.E22]+[.G22])/4" office:value-type="float" office:value="0.46404525" calcext:value-type="float">
            <text:p>0.46404525</text:p>
          </table:table-cell>
          <table:table-cell table:formula="of:=([.B22]+[.D22]+[.F22]+[.H22])/4" office:value-type="float" office:value="0.0434935" calcext:value-type="float">
            <text:p>0.0434935</text:p>
          </table:table-cell>
          <table:table-cell table:formula="of:=STDEV([.B22];[.D22];[.F22];[.H22])" office:value-type="float" office:value="0.000130956735858319" calcext:value-type="float">
            <text:p>0.000130956735858</text:p>
          </table:table-cell>
          <table:table-cell/>
          <table:table-cell table:formula="of:=[.K22]/[.L22]" office:value-type="float" office:value="10.6693011599434" calcext:value-type="float">
            <text:p>10.6693011599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5:59:49.288896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1:27.795603997</meta:creation-date>
    <dc:date>2019-03-31T16:01:04.475248630</dc:date>
    <meta:editing-duration>PT43M45S</meta:editing-duration>
    <meta:editing-cycles>8</meta:editing-cycles>
    <meta:generator>LibreOffice/6.0.7.3$Linux_X86_64 LibreOffice_project/00m0$Build-3</meta:generator>
    <meta:document-statistic meta:table-count="4" meta:cell-count="1068" meta:object-count="0"/>
  </office:meta>
</office:document-meta>
</file>